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2"/>
    <style:style style:name="ce2" style:family="table-cell" style:parent-style-name="Default" style:data-style-name="N3"/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points" table:style-name="ta1">
        <table:shapes>
          <draw:frame draw:z-index="0" draw:style-name="gr1" draw:text-style-name="P1" svg:width="19.198in" svg:height="7.8634in" svg:x="17.1114in" svg:y="0.1783in">
            <draw:object draw:notify-on-update-of-ranges="datapoints.A20:datapoints.A60 datapoints.B19:datapoints.B19 datapoints.B20:datapoints.B60 datapoints.A20:datapoints.A60 datapoints.C19:datapoints.C19 datapoints.C20:datapoints.C60 datapoints.A20:datapoints.A60 datapoints.D19:datapoints.D19 datapoints.D20:datapoints.D60 datapoints.A20:datapoints.A60 datapoints.E19:datapoints.E19 datapoints.E20:datapoints.E60 datapoints.A20:datapoints.A60 datapoints.G19:datapoints.G19 datapoints.G20:datapoints.G60 datapoints.A20:datapoints.A60 datapoints.J19:datapoints.J19 datapoints.J20:datapoints.J60 datapoints.A20:datapoints.A60 datapoints.K19:datapoints.K19 datapoints.K20:datapoints.K60 datapoints.A20:datapoints.A60 datapoints.L19:datapoints.L19 datapoints.L20:datapoints.L60 datapoints.A20:datapoints.A60 datapoints.M19:datapoints.M19 datapoints.M20:datapoints.M60 datapoints.A20:datapoints.A60 datapoints.N19:datapoints.N19 datapoints.N20:datapoints.N60 datapoints.A20:datapoints.A150 datapoints.H19:datapoints.H19 datapoints.H20:datapoints.H1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number-columns-repeated="5" table:default-cell-style-name="ce2"/>
        <table:table-column table:style-name="co1" table:number-columns-repeated="50" table:default-cell-style-name="Default"/>
        <table:table-row table:style-name="ro1">
          <table:table-cell office:value-type="string" calcext:value-type="string">
            <text:p>min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run3</text:p>
          </table:table-cell>
          <table:table-cell office:value-type="string" calcext:value-type="string">
            <text:p>run4</text:p>
          </table:table-cell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58" calcext:value-type="float">
            <text:p>1.58</text:p>
          </table:table-cell>
          <table:table-cell office:value-type="float" office:value="1.69" calcext:value-type="float">
            <text:p>1.69</text:p>
          </table:table-cell>
          <table:table-cell table:number-columns-repeated="59"/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office:value-type="float" office:value="6.27" calcext:value-type="float">
            <text:p>6.27</text:p>
          </table:table-cell>
          <table:table-cell office:value-type="float" office:value="7.15" calcext:value-type="float">
            <text:p>7.15</text:p>
          </table:table-cell>
          <table:table-cell office:value-type="float" office:value="5.3" calcext:value-type="float">
            <text:p>5.3</text:p>
          </table:table-cell>
          <table:table-cell table:number-columns-repeated="59"/>
        </table:table-row>
        <table:table-row table:style-name="ro1">
          <table:table-cell office:value-type="float" office:value="1.5" calcext:value-type="float">
            <text:p>1.5</text:p>
          </table:table-cell>
          <table:table-cell/>
          <table:table-cell office:value-type="float" office:value="9.35" calcext:value-type="float">
            <text:p>9.35</text:p>
          </table:table-cell>
          <table:table-cell office:value-type="float" office:value="9.39" calcext:value-type="float">
            <text:p>9.39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9.52" calcext:value-type="float">
            <text:p>9.52</text:p>
          </table:table-cell>
          <table:table-cell office:value-type="float" office:value="9.55" calcext:value-type="float">
            <text:p>9.55</text:p>
          </table:table-cell>
          <table:table-cell office:value-type="float" office:value="5.52" calcext:value-type="float">
            <text:p>5.52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9.68" calcext:value-type="float">
            <text:p>9.68</text:p>
          </table:table-cell>
          <table:table-cell office:value-type="float" office:value="9.75" calcext:value-type="float">
            <text:p>9.75</text:p>
          </table:table-cell>
          <table:table-cell office:value-type="float" office:value="5.68" calcext:value-type="float">
            <text:p>5.68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48" calcext:value-type="float">
            <text:p>2.48</text:p>
          </table:table-cell>
          <table:table-cell table:number-columns-repeated="2"/>
          <table:table-cell office:value-type="float" office:value="5.88" calcext:value-type="float">
            <text:p>5.88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.99" calcext:value-type="float">
            <text:p>9.99</text:p>
          </table:table-cell>
          <table:table-cell office:value-type="float" office:value="5.95" calcext:value-type="float">
            <text:p>5.95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72" calcext:value-type="float">
            <text:p>2.72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6.16" calcext:value-type="float">
            <text:p>6.16</text:p>
          </table:table-cell>
          <table:table-cell table:number-columns-repeated="5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97" calcext:value-type="float">
            <text:p>2.97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6.39" calcext:value-type="float">
            <text:p>6.39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9.98" calcext:value-type="float">
            <text:p>9.98</text:p>
          </table:table-cell>
          <table:table-cell office:value-type="float" office:value="7.97" calcext:value-type="float">
            <text:p>7.97</text:p>
          </table:table-cell>
          <table:table-cell office:value-type="float" office:value="6.5" calcext:value-type="float">
            <text:p>6.5</text:p>
          </table:table-cell>
          <table:table-cell table:number-columns-repeated="5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12" calcext:value-type="float">
            <text:p>3.12</text:p>
          </table:table-cell>
          <table:table-cell table:number-columns-repeated="6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28" calcext:value-type="float">
            <text:p>3.2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fter</text:p>
          </table:table-cell>
          <table:table-cell table:number-columns-repeated="3"/>
          <table:table-cell office:value-type="float" office:value="5.23" calcext:value-type="float">
            <text:p>5.23</text:p>
          </table:table-cell>
          <table:table-cell table:number-columns-repeated="59"/>
        </table:table-row>
        <table:table-row table:style-name="ro1">
          <table:table-cell table:number-columns-repeated="13"/>
          <table:table-cell table:style-name="ce3" table:formula="of:=([.G$23]-[.G$20])/([.$A$23]-[.$A$20])" office:value-type="float" office:value="26.9888888888889" calcext:value-type="float">
            <text:p>26.99</text:p>
          </table:table-cell>
          <table:table-cell table:number-columns-repeated="50"/>
        </table:table-row>
        <table:table-row table:style-name="ro1">
          <table:table-cell table:number-columns-repeated="13"/>
          <table:table-cell table:style-name="ce3" table:formula="of:=([.G$29]-[.G$24])/([.$A$29]-[.$A$24])" office:value-type="float" office:value="9.96" calcext:value-type="float">
            <text:p>9.96</text:p>
          </table:table-cell>
          <table:table-cell table:number-columns-repeated="50"/>
        </table:table-row>
        <table:table-row table:style-name="ro1">
          <table:table-cell table:number-columns-repeated="7"/>
          <table:table-cell table:style-name="ce1" table:formula="of:=([.H120]-[.H40])/([.A120]-[.A40])" office:value-type="float" office:value="10.4333333333333" calcext:value-type="float">
            <text:p>10.43</text:p>
          </table:table-cell>
          <table:table-cell/>
          <table:table-cell table:style-name="ce1" table:formula="of:=([.B$49]-[.B$43])/([.$A$49]-[.$A$43])" office:value-type="float" office:value="7.5" calcext:value-type="float">
            <text:p>7.50</text:p>
          </table:table-cell>
          <table:table-cell table:style-name="ce1" table:formula="of:=([.C$49]-[.C$43])/([.$A$49]-[.$A$43])" office:value-type="float" office:value="9.71111111111111" calcext:value-type="float">
            <text:p>9.71</text:p>
          </table:table-cell>
          <table:table-cell table:style-name="ce1" table:formula="of:=([.D$49]-[.D$43])/([.$A$49]-[.$A$43])" office:value-type="float" office:value="8.81111111111111" calcext:value-type="float">
            <text:p>8.81</text:p>
          </table:table-cell>
          <table:table-cell table:style-name="ce1" table:formula="of:=([.E$49]-[.E$43])/([.$A$49]-[.$A$43])" office:value-type="float" office:value="8.72777777777778" calcext:value-type="float">
            <text:p>8.73</text:p>
          </table:table-cell>
          <table:table-cell office:value-type="float" office:value="700" calcext:value-type="float">
            <text:p>700</text:p>
          </table:table-cell>
          <table:table-cell table:number-columns-repeated="50"/>
        </table:table-row>
        <table:table-row table:style-name="ro1">
          <table:table-cell table:style-name="ce1" table:number-columns-repeated="7"/>
          <table:table-cell/>
          <table:table-cell table:style-name="ce1"/>
          <table:table-cell office:value-type="float" office:value="-1300" calcext:value-type="float">
            <text:p>-1,300</text:p>
          </table:table-cell>
          <table:table-cell office:value-type="float" office:value="-1250" calcext:value-type="float">
            <text:p>-1,250</text:p>
          </table:table-cell>
          <table:table-cell office:value-type="float" office:value="-1050" calcext:value-type="float">
            <text:p>-1,050</text:p>
          </table:table-cell>
          <table:table-cell office:value-type="float" office:value="-1200" calcext:value-type="float">
            <text:p>-1,200</text:p>
          </table:table-cell>
          <table:table-cell office:value-type="float" office:value="2450" calcext:value-type="float">
            <text:p>2,450</text:p>
          </table:table-cell>
          <table:table-cell table:style-name="ce1" table:number-columns-repeated="5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0.5Gz</text:p>
          </table:table-cell>
          <table:table-cell office:value-type="string" calcext:value-type="string">
            <text:p>8Gz</text:p>
          </table:table-cell>
          <table:table-cell office:value-type="string" calcext:value-type="string">
            <text:p>8G</text:p>
          </table:table-cell>
          <table:table-cell office:value-type="string" calcext:value-type="string">
            <text:p>4G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Ghot</text:p>
          </table:table-cell>
          <table:table-cell office:value-type="string" calcext:value-type="string">
            <text:p>no_limit</text:p>
          </table:table-cell>
          <table:table-cell office:value-type="float" office:value="12049050" calcext:value-type="float">
            <text:p>12049050</text:p>
          </table:table-cell>
          <table:table-cell table:style-name="Default" office:value-type="string" calcext:value-type="string">
            <text:p>0.5Gz~</text:p>
          </table:table-cell>
          <table:table-cell table:style-name="Default" office:value-type="string" calcext:value-type="string">
            <text:p>8Gz~</text:p>
          </table:table-cell>
          <table:table-cell table:style-name="Default" office:value-type="string" calcext:value-type="string">
            <text:p>8G~</text:p>
          </table:table-cell>
          <table:table-cell table:style-name="Default" office:value-type="string" calcext:value-type="string">
            <text:p>4Gz~</text:p>
          </table:table-cell>
          <table:table-cell office:value-type="string" calcext:value-type="string">
            <text:p>10Ghot~</text:p>
          </table:table-cell>
          <table:table-cell table:number-columns-repeated="5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49044" calcext:value-type="float">
            <text:p>12049044</text:p>
          </table:table-cell>
          <table:table-cell office:value-type="float" office:value="12049060" calcext:value-type="float">
            <text:p>12049060</text:p>
          </table:table-cell>
          <table:table-cell office:value-type="float" office:value="12049055" calcext:value-type="float">
            <text:p>12049055</text:p>
          </table:table-cell>
          <table:table-cell office:value-type="float" office:value="12049057" calcext:value-type="float">
            <text:p>12049057</text:p>
          </table:table-cell>
          <table:table-cell/>
          <table:table-cell office:value-type="float" office:value="12049778" calcext:value-type="float">
            <text:p>12049778</text:p>
          </table:table-cell>
          <table:table-cell office:value-type="float" office:value="12049255" calcext:value-type="float">
            <text:p>12049255</text:p>
          </table:table-cell>
          <table:table-cell table:number-columns-repeated="5"/>
          <table:table-cell table:formula="of:=[.N$15]*[.$A20]+[.N$17]+[.$I$19]" office:value-type="float" office:value="12049750" calcext:value-type="float">
            <text:p>12,049,750</text:p>
          </table:table-cell>
          <table:table-cell table:number-columns-repeated="5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49134" calcext:value-type="float">
            <text:p>12049134</text:p>
          </table:table-cell>
          <table:table-cell office:value-type="float" office:value="12049198" calcext:value-type="float">
            <text:p>12049198</text:p>
          </table:table-cell>
          <table:table-cell office:value-type="float" office:value="12049191" calcext:value-type="float">
            <text:p>12049191</text:p>
          </table:table-cell>
          <table:table-cell office:value-type="float" office:value="12049178" calcext:value-type="float">
            <text:p>12049178</text:p>
          </table:table-cell>
          <table:table-cell/>
          <table:table-cell office:value-type="float" office:value="12050589" calcext:value-type="float">
            <text:p>12050589</text:p>
          </table:table-cell>
          <table:table-cell office:value-type="float" office:value="12049512" calcext:value-type="float">
            <text:p>12049512</text:p>
          </table:table-cell>
          <table:table-cell table:number-columns-repeated="5"/>
          <table:table-cell table:formula="of:=[.N$15]*[.$A21]+[.N$17]+[.$I$19]" office:value-type="float" office:value="12050559.6666667" calcext:value-type="float">
            <text:p>12,050,560</text:p>
          </table:table-cell>
          <table:table-cell table:number-columns-repeated="5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49237" calcext:value-type="float">
            <text:p>12049237</text:p>
          </table:table-cell>
          <table:table-cell office:value-type="float" office:value="12049377" calcext:value-type="float">
            <text:p>12049377</text:p>
          </table:table-cell>
          <table:table-cell office:value-type="float" office:value="12049347" calcext:value-type="float">
            <text:p>12049347</text:p>
          </table:table-cell>
          <table:table-cell office:value-type="float" office:value="12049320" calcext:value-type="float">
            <text:p>12049320</text:p>
          </table:table-cell>
          <table:table-cell/>
          <table:table-cell office:value-type="float" office:value="12051387" calcext:value-type="float">
            <text:p>12051387</text:p>
          </table:table-cell>
          <table:table-cell office:value-type="float" office:value="12049727" calcext:value-type="float">
            <text:p>12049727</text:p>
          </table:table-cell>
          <table:table-cell table:number-columns-repeated="5"/>
          <table:table-cell table:formula="of:=[.N$15]*[.$A22]+[.N$17]+[.$I$19]" office:value-type="float" office:value="12051369.3333333" calcext:value-type="float">
            <text:p>12,051,369</text:p>
          </table:table-cell>
          <table:table-cell table:number-columns-repeated="5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049352" calcext:value-type="float">
            <text:p>12049352</text:p>
          </table:table-cell>
          <table:table-cell office:value-type="float" office:value="12049576" calcext:value-type="float">
            <text:p>12049576</text:p>
          </table:table-cell>
          <table:table-cell office:value-type="float" office:value="12049522" calcext:value-type="float">
            <text:p>12049522</text:p>
          </table:table-cell>
          <table:table-cell office:value-type="float" office:value="12049472" calcext:value-type="float">
            <text:p>12049472</text:p>
          </table:table-cell>
          <table:table-cell/>
          <table:table-cell office:value-type="float" office:value="12052207" calcext:value-type="float">
            <text:p>12052207</text:p>
          </table:table-cell>
          <table:table-cell office:value-type="float" office:value="12049978" calcext:value-type="float">
            <text:p>12049978</text:p>
          </table:table-cell>
          <table:table-cell table:number-columns-repeated="5"/>
          <table:table-cell table:formula="of:=[.N$15]*[.$A23]+[.N$17]+[.$I$19]" office:value-type="float" office:value="12052179" calcext:value-type="float">
            <text:p>12,052,179</text:p>
          </table:table-cell>
          <table:table-cell table:number-columns-repeated="5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049478" calcext:value-type="float">
            <text:p>12049478</text:p>
          </table:table-cell>
          <table:table-cell office:value-type="float" office:value="12049781" calcext:value-type="float">
            <text:p>12049781</text:p>
          </table:table-cell>
          <table:table-cell office:value-type="float" office:value="12049707" calcext:value-type="float">
            <text:p>12049707</text:p>
          </table:table-cell>
          <table:table-cell office:value-type="float" office:value="12049642" calcext:value-type="float">
            <text:p>12049642</text:p>
          </table:table-cell>
          <table:table-cell/>
          <table:table-cell office:value-type="float" office:value="12052714" calcext:value-type="float">
            <text:p>12052714</text:p>
          </table:table-cell>
          <table:table-cell office:value-type="float" office:value="12050244" calcext:value-type="float">
            <text:p>12050244</text:p>
          </table:table-cell>
          <table:table-cell table:number-columns-repeated="5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049615" calcext:value-type="float">
            <text:p>12049615</text:p>
          </table:table-cell>
          <table:table-cell office:value-type="float" office:value="12049985" calcext:value-type="float">
            <text:p>12049985</text:p>
          </table:table-cell>
          <table:table-cell office:value-type="float" office:value="12049896" calcext:value-type="float">
            <text:p>12049896</text:p>
          </table:table-cell>
          <table:table-cell office:value-type="float" office:value="12049816" calcext:value-type="float">
            <text:p>12049816</text:p>
          </table:table-cell>
          <table:table-cell/>
          <table:table-cell office:value-type="float" office:value="12052989" calcext:value-type="float">
            <text:p>12052989</text:p>
          </table:table-cell>
          <table:table-cell office:value-type="float" office:value="12050510" calcext:value-type="float">
            <text:p>12050510</text:p>
          </table:table-cell>
          <table:table-cell table:number-columns-repeated="5"/>
          <table:table-cell table:formula="of:=[.N$16]*[.$A25]+[.N$18]+[.$I$19]" office:value-type="float" office:value="12052994" calcext:value-type="float">
            <text:p>12,052,994</text:p>
          </table:table-cell>
          <table:table-cell table:number-columns-repeated="5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049759" calcext:value-type="float">
            <text:p>12049759</text:p>
          </table:table-cell>
          <table:table-cell office:value-type="float" office:value="12050206" calcext:value-type="float">
            <text:p>12050206</text:p>
          </table:table-cell>
          <table:table-cell office:value-type="float" office:value="12050100" calcext:value-type="float">
            <text:p>12050100</text:p>
          </table:table-cell>
          <table:table-cell office:value-type="float" office:value="12050001" calcext:value-type="float">
            <text:p>12050001</text:p>
          </table:table-cell>
          <table:table-cell/>
          <table:table-cell office:value-type="float" office:value="12053299" calcext:value-type="float">
            <text:p>12053299</text:p>
          </table:table-cell>
          <table:table-cell office:value-type="float" office:value="12050823" calcext:value-type="float">
            <text:p>12050823</text:p>
          </table:table-cell>
          <table:table-cell table:number-columns-repeated="5"/>
          <table:table-cell table:formula="of:=[.N$16]*[.$A26]+[.N$18]+[.$I$19]" office:value-type="float" office:value="12053292.8" calcext:value-type="float">
            <text:p>12,053,293</text:p>
          </table:table-cell>
          <table:table-cell table:number-columns-repeated="5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049907" calcext:value-type="float">
            <text:p>12049907</text:p>
          </table:table-cell>
          <table:table-cell office:value-type="float" office:value="12050404" calcext:value-type="float">
            <text:p>12050404</text:p>
          </table:table-cell>
          <table:table-cell office:value-type="float" office:value="12050275" calcext:value-type="float">
            <text:p>12050275</text:p>
          </table:table-cell>
          <table:table-cell office:value-type="float" office:value="12050197" calcext:value-type="float">
            <text:p>12050197</text:p>
          </table:table-cell>
          <table:table-cell/>
          <table:table-cell office:value-type="float" office:value="12053605" calcext:value-type="float">
            <text:p>12053605</text:p>
          </table:table-cell>
          <table:table-cell office:value-type="float" office:value="12051139" calcext:value-type="float">
            <text:p>12051139</text:p>
          </table:table-cell>
          <table:table-cell table:number-columns-repeated="5"/>
          <table:table-cell table:formula="of:=[.N$16]*[.$A27]+[.N$18]+[.$I$19]" office:value-type="float" office:value="12053591.6" calcext:value-type="float">
            <text:p>12,053,592</text:p>
          </table:table-cell>
          <table:table-cell table:number-columns-repeated="5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050071" calcext:value-type="float">
            <text:p>12050071</text:p>
          </table:table-cell>
          <table:table-cell office:value-type="float" office:value="12050640" calcext:value-type="float">
            <text:p>12050640</text:p>
          </table:table-cell>
          <table:table-cell office:value-type="float" office:value="12050486" calcext:value-type="float">
            <text:p>12050486</text:p>
          </table:table-cell>
          <table:table-cell office:value-type="float" office:value="12050369" calcext:value-type="float">
            <text:p>12050369</text:p>
          </table:table-cell>
          <table:table-cell/>
          <table:table-cell office:value-type="float" office:value="12053902" calcext:value-type="float">
            <text:p>12053902</text:p>
          </table:table-cell>
          <table:table-cell office:value-type="float" office:value="12051430" calcext:value-type="float">
            <text:p>12051430</text:p>
          </table:table-cell>
          <table:table-cell table:number-columns-repeated="5"/>
          <table:table-cell table:formula="of:=[.N$16]*[.$A28]+[.N$18]+[.$I$19]" office:value-type="float" office:value="12053890.4" calcext:value-type="float">
            <text:p>12,053,890</text:p>
          </table:table-cell>
          <table:table-cell table:number-columns-repeated="5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050225" calcext:value-type="float">
            <text:p>12050225</text:p>
          </table:table-cell>
          <table:table-cell office:value-type="float" office:value="12050869" calcext:value-type="float">
            <text:p>12050869</text:p>
          </table:table-cell>
          <table:table-cell office:value-type="float" office:value="12050697" calcext:value-type="float">
            <text:p>12050697</text:p>
          </table:table-cell>
          <table:table-cell office:value-type="float" office:value="12050584" calcext:value-type="float">
            <text:p>12050584</text:p>
          </table:table-cell>
          <table:table-cell/>
          <table:table-cell office:value-type="float" office:value="12054208" calcext:value-type="float">
            <text:p>12054208</text:p>
          </table:table-cell>
          <table:table-cell office:value-type="float" office:value="12051737" calcext:value-type="float">
            <text:p>12051737</text:p>
          </table:table-cell>
          <table:table-cell table:number-columns-repeated="5"/>
          <table:table-cell table:formula="of:=[.N$16]*[.$A29]+[.N$18]+[.$I$19]" office:value-type="float" office:value="12054189.2" calcext:value-type="float">
            <text:p>12,054,189</text:p>
          </table:table-cell>
          <table:table-cell table:number-columns-repeated="5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50375" calcext:value-type="float">
            <text:p>12050375</text:p>
          </table:table-cell>
          <table:table-cell office:value-type="float" office:value="12051100" calcext:value-type="float">
            <text:p>12051100</text:p>
          </table:table-cell>
          <table:table-cell office:value-type="float" office:value="12050914" calcext:value-type="float">
            <text:p>12050914</text:p>
          </table:table-cell>
          <table:table-cell office:value-type="float" office:value="12050798" calcext:value-type="float">
            <text:p>12050798</text:p>
          </table:table-cell>
          <table:table-cell table:number-columns-repeated="2"/>
          <table:table-cell office:value-type="float" office:value="12052085" calcext:value-type="float">
            <text:p>12052085</text:p>
          </table:table-cell>
          <table:table-cell table:number-columns-repeated="5"/>
          <table:table-cell table:formula="of:=[.N$16]*[.$A30]+[.N$18]+[.$I$19]" office:value-type="float" office:value="12054488" calcext:value-type="float">
            <text:p>12,054,488</text:p>
          </table:table-cell>
          <table:table-cell table:number-columns-repeated="5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2050559" calcext:value-type="float">
            <text:p>12050559</text:p>
          </table:table-cell>
          <table:table-cell office:value-type="float" office:value="12051340" calcext:value-type="float">
            <text:p>12051340</text:p>
          </table:table-cell>
          <table:table-cell office:value-type="float" office:value="12051131" calcext:value-type="float">
            <text:p>12051131</text:p>
          </table:table-cell>
          <table:table-cell office:value-type="float" office:value="12051009" calcext:value-type="float">
            <text:p>12051009</text:p>
          </table:table-cell>
          <table:table-cell table:number-columns-repeated="2"/>
          <table:table-cell office:value-type="float" office:value="12052411" calcext:value-type="float">
            <text:p>12052411</text:p>
          </table:table-cell>
          <table:table-cell table:number-columns-repeated="5"/>
          <table:table-cell table:formula="of:=[.N$16]*[.$A31]+[.N$18]+[.$I$19]" office:value-type="float" office:value="12054786.8" calcext:value-type="float">
            <text:p>12,054,787</text:p>
          </table:table-cell>
          <table:table-cell table:number-columns-repeated="5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050739" calcext:value-type="float">
            <text:p>12050739</text:p>
          </table:table-cell>
          <table:table-cell office:value-type="float" office:value="12051590" calcext:value-type="float">
            <text:p>12051590</text:p>
          </table:table-cell>
          <table:table-cell office:value-type="float" office:value="12051363" calcext:value-type="float">
            <text:p>12051363</text:p>
          </table:table-cell>
          <table:table-cell office:value-type="float" office:value="12051221" calcext:value-type="float">
            <text:p>12051221</text:p>
          </table:table-cell>
          <table:table-cell table:number-columns-repeated="2"/>
          <table:table-cell office:value-type="float" office:value="12052729" calcext:value-type="float">
            <text:p>12052729</text:p>
          </table:table-cell>
          <table:table-cell table:number-columns-repeated="5"/>
          <table:table-cell table:formula="of:=[.N$16]*[.$A32]+[.N$18]+[.$I$19]" office:value-type="float" office:value="12055085.6" calcext:value-type="float">
            <text:p>12,055,086</text:p>
          </table:table-cell>
          <table:table-cell table:number-columns-repeated="5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050922" calcext:value-type="float">
            <text:p>12050922</text:p>
          </table:table-cell>
          <table:table-cell office:value-type="float" office:value="12051851" calcext:value-type="float">
            <text:p>12051851</text:p>
          </table:table-cell>
          <table:table-cell office:value-type="float" office:value="12051590" calcext:value-type="float">
            <text:p>12051590</text:p>
          </table:table-cell>
          <table:table-cell office:value-type="float" office:value="12051444" calcext:value-type="float">
            <text:p>12051444</text:p>
          </table:table-cell>
          <table:table-cell table:number-columns-repeated="2"/>
          <table:table-cell office:value-type="float" office:value="12053030" calcext:value-type="float">
            <text:p>12053030</text:p>
          </table:table-cell>
          <table:table-cell table:number-columns-repeated="56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2051102" calcext:value-type="float">
            <text:p>12051102</text:p>
          </table:table-cell>
          <table:table-cell office:value-type="float" office:value="12052113" calcext:value-type="float">
            <text:p>12052113</text:p>
          </table:table-cell>
          <table:table-cell office:value-type="float" office:value="12051829" calcext:value-type="float">
            <text:p>12051829</text:p>
          </table:table-cell>
          <table:table-cell office:value-type="float" office:value="12051674" calcext:value-type="float">
            <text:p>12051674</text:p>
          </table:table-cell>
          <table:table-cell table:number-columns-repeated="2"/>
          <table:table-cell office:value-type="float" office:value="12053340" calcext:value-type="float">
            <text:p>12053340</text:p>
          </table:table-cell>
          <table:table-cell table:number-columns-repeated="56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051293" calcext:value-type="float">
            <text:p>12051293</text:p>
          </table:table-cell>
          <table:table-cell office:value-type="float" office:value="12052362" calcext:value-type="float">
            <text:p>12052362</text:p>
          </table:table-cell>
          <table:table-cell office:value-type="float" office:value="12052075" calcext:value-type="float">
            <text:p>12052075</text:p>
          </table:table-cell>
          <table:table-cell office:value-type="float" office:value="12051914" calcext:value-type="float">
            <text:p>12051914</text:p>
          </table:table-cell>
          <table:table-cell table:number-columns-repeated="2"/>
          <table:table-cell office:value-type="float" office:value="12053635" calcext:value-type="float">
            <text:p>12053635</text:p>
          </table:table-cell>
          <table:table-cell table:number-columns-repeated="56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051488" calcext:value-type="float">
            <text:p>12051488</text:p>
          </table:table-cell>
          <table:table-cell office:value-type="float" office:value="12052605" calcext:value-type="float">
            <text:p>12052605</text:p>
          </table:table-cell>
          <table:table-cell office:value-type="float" office:value="12052317" calcext:value-type="float">
            <text:p>12052317</text:p>
          </table:table-cell>
          <table:table-cell office:value-type="float" office:value="12052159" calcext:value-type="float">
            <text:p>12052159</text:p>
          </table:table-cell>
          <table:table-cell table:number-columns-repeated="2"/>
          <table:table-cell office:value-type="float" office:value="12053931" calcext:value-type="float">
            <text:p>12053931</text:p>
          </table:table-cell>
          <table:table-cell/>
          <table:table-cell table:formula="of:=[.J$17]*[.$A36]+[.J$18]+[.$I$19]" office:value-type="float" office:value="12051350" calcext:value-type="float">
            <text:p>12,051,350</text:p>
          </table:table-cell>
          <table:table-cell table:formula="of:=[.K$17]*[.$A36]+[.K$18]+[.$I$19]" office:value-type="float" office:value="12052461.3333333" calcext:value-type="float">
            <text:p>12,052,461</text:p>
          </table:table-cell>
          <table:table-cell table:formula="of:=[.L$17]*[.$A36]+[.L$18]+[.$I$19]" office:value-type="float" office:value="12052229.3333333" calcext:value-type="float">
            <text:p>12,052,229</text:p>
          </table:table-cell>
          <table:table-cell table:formula="of:=[.M$17]*[.$A36]+[.M$18]+[.$I$19]" office:value-type="float" office:value="12052039.3333333" calcext:value-type="float">
            <text:p>12,052,039</text:p>
          </table:table-cell>
          <table:table-cell table:number-columns-repeated="5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2051685" calcext:value-type="float">
            <text:p>12051685</text:p>
          </table:table-cell>
          <table:table-cell office:value-type="float" office:value="12052867" calcext:value-type="float">
            <text:p>12052867</text:p>
          </table:table-cell>
          <table:table-cell office:value-type="float" office:value="12052546" calcext:value-type="float">
            <text:p>12052546</text:p>
          </table:table-cell>
          <table:table-cell office:value-type="float" office:value="12052386" calcext:value-type="float">
            <text:p>12052386</text:p>
          </table:table-cell>
          <table:table-cell table:number-columns-repeated="2"/>
          <table:table-cell office:value-type="float" office:value="12054238" calcext:value-type="float">
            <text:p>12054238</text:p>
          </table:table-cell>
          <table:table-cell/>
          <table:table-cell table:formula="of:=[.J$17]*[.$A37]+[.J$18]+[.$I$19]" office:value-type="float" office:value="12051575" calcext:value-type="float">
            <text:p>12,051,575</text:p>
          </table:table-cell>
          <table:table-cell table:formula="of:=[.K$17]*[.$A37]+[.K$18]+[.$I$19]" office:value-type="float" office:value="12052752.6666667" calcext:value-type="float">
            <text:p>12,052,753</text:p>
          </table:table-cell>
          <table:table-cell table:formula="of:=[.L$17]*[.$A37]+[.L$18]+[.$I$19]" office:value-type="float" office:value="12052493.6666667" calcext:value-type="float">
            <text:p>12,052,494</text:p>
          </table:table-cell>
          <table:table-cell table:formula="of:=[.M$17]*[.$A37]+[.M$18]+[.$I$19]" office:value-type="float" office:value="12052301.1666667" calcext:value-type="float">
            <text:p>12,052,301</text:p>
          </table:table-cell>
          <table:table-cell table:number-columns-repeated="51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2051894" calcext:value-type="float">
            <text:p>12051894</text:p>
          </table:table-cell>
          <table:table-cell office:value-type="float" office:value="12053145" calcext:value-type="float">
            <text:p>12053145</text:p>
          </table:table-cell>
          <table:table-cell office:value-type="float" office:value="12052792" calcext:value-type="float">
            <text:p>12052792</text:p>
          </table:table-cell>
          <table:table-cell office:value-type="float" office:value="12052614" calcext:value-type="float">
            <text:p>12052614</text:p>
          </table:table-cell>
          <table:table-cell table:number-columns-repeated="2"/>
          <table:table-cell office:value-type="float" office:value="12054531" calcext:value-type="float">
            <text:p>12054531</text:p>
          </table:table-cell>
          <table:table-cell/>
          <table:table-cell table:formula="of:=[.J$17]*[.$A38]+[.J$18]+[.$I$19]" office:value-type="float" office:value="12051800" calcext:value-type="float">
            <text:p>12,051,800</text:p>
          </table:table-cell>
          <table:table-cell table:formula="of:=[.K$17]*[.$A38]+[.K$18]+[.$I$19]" office:value-type="float" office:value="12053044" calcext:value-type="float">
            <text:p>12,053,044</text:p>
          </table:table-cell>
          <table:table-cell table:formula="of:=[.L$17]*[.$A38]+[.L$18]+[.$I$19]" office:value-type="float" office:value="12052758" calcext:value-type="float">
            <text:p>12,052,758</text:p>
          </table:table-cell>
          <table:table-cell table:formula="of:=[.M$17]*[.$A38]+[.M$18]+[.$I$19]" office:value-type="float" office:value="12052563" calcext:value-type="float">
            <text:p>12,052,563</text:p>
          </table:table-cell>
          <table:table-cell table:number-columns-repeated="51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2052106" calcext:value-type="float">
            <text:p>12052106</text:p>
          </table:table-cell>
          <table:table-cell office:value-type="float" office:value="12053425" calcext:value-type="float">
            <text:p>12053425</text:p>
          </table:table-cell>
          <table:table-cell office:value-type="float" office:value="12053053" calcext:value-type="float">
            <text:p>12053053</text:p>
          </table:table-cell>
          <table:table-cell office:value-type="float" office:value="12052856" calcext:value-type="float">
            <text:p>12052856</text:p>
          </table:table-cell>
          <table:table-cell table:number-columns-repeated="2"/>
          <table:table-cell office:value-type="float" office:value="12054836" calcext:value-type="float">
            <text:p>12054836</text:p>
          </table:table-cell>
          <table:table-cell/>
          <table:table-cell table:formula="of:=[.J$17]*[.$A39]+[.J$18]+[.$I$19]" office:value-type="float" office:value="12052025" calcext:value-type="float">
            <text:p>12,052,025</text:p>
          </table:table-cell>
          <table:table-cell table:formula="of:=[.K$17]*[.$A39]+[.K$18]+[.$I$19]" office:value-type="float" office:value="12053335.3333333" calcext:value-type="float">
            <text:p>12,053,335</text:p>
          </table:table-cell>
          <table:table-cell table:formula="of:=[.L$17]*[.$A39]+[.L$18]+[.$I$19]" office:value-type="float" office:value="12053022.3333333" calcext:value-type="float">
            <text:p>12,053,022</text:p>
          </table:table-cell>
          <table:table-cell table:formula="of:=[.M$17]*[.$A39]+[.M$18]+[.$I$19]" office:value-type="float" office:value="12052824.8333333" calcext:value-type="float">
            <text:p>12,052,825</text:p>
          </table:table-cell>
          <table:table-cell table:number-columns-repeated="51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52305" calcext:value-type="float">
            <text:p>12052305</text:p>
          </table:table-cell>
          <table:table-cell office:value-type="float" office:value="12053691" calcext:value-type="float">
            <text:p>12053691</text:p>
          </table:table-cell>
          <table:table-cell office:value-type="float" office:value="12053325" calcext:value-type="float">
            <text:p>12053325</text:p>
          </table:table-cell>
          <table:table-cell office:value-type="float" office:value="12053127" calcext:value-type="float">
            <text:p>12053127</text:p>
          </table:table-cell>
          <table:table-cell table:number-columns-repeated="2"/>
          <table:table-cell office:value-type="float" office:value="12055115" calcext:value-type="float">
            <text:p>12055115</text:p>
          </table:table-cell>
          <table:table-cell/>
          <table:table-cell table:formula="of:=[.J$17]*[.$A40]+[.J$18]+[.$I$19]" office:value-type="float" office:value="12052250" calcext:value-type="float">
            <text:p>12,052,250</text:p>
          </table:table-cell>
          <table:table-cell table:formula="of:=[.K$17]*[.$A40]+[.K$18]+[.$I$19]" office:value-type="float" office:value="12053626.6666667" calcext:value-type="float">
            <text:p>12,053,627</text:p>
          </table:table-cell>
          <table:table-cell table:formula="of:=[.L$17]*[.$A40]+[.L$18]+[.$I$19]" office:value-type="float" office:value="12053286.6666667" calcext:value-type="float">
            <text:p>12,053,287</text:p>
          </table:table-cell>
          <table:table-cell table:formula="of:=[.M$17]*[.$A40]+[.M$18]+[.$I$19]" office:value-type="float" office:value="12053086.6666667" calcext:value-type="float">
            <text:p>12,053,087</text:p>
          </table:table-cell>
          <table:table-cell table:number-columns-repeated="51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052503" calcext:value-type="float">
            <text:p>12052503</text:p>
          </table:table-cell>
          <table:table-cell office:value-type="float" office:value="12053962" calcext:value-type="float">
            <text:p>12053962</text:p>
          </table:table-cell>
          <table:table-cell office:value-type="float" office:value="12053576" calcext:value-type="float">
            <text:p>12053576</text:p>
          </table:table-cell>
          <table:table-cell office:value-type="float" office:value="12053382" calcext:value-type="float">
            <text:p>12053382</text:p>
          </table:table-cell>
          <table:table-cell table:number-columns-repeated="2"/>
          <table:table-cell office:value-type="float" office:value="12055406" calcext:value-type="float">
            <text:p>12055406</text:p>
          </table:table-cell>
          <table:table-cell/>
          <table:table-cell table:formula="of:=[.J$17]*[.$A41]+[.J$18]+[.$I$19]" office:value-type="float" office:value="12052475" calcext:value-type="float">
            <text:p>12,052,475</text:p>
          </table:table-cell>
          <table:table-cell table:formula="of:=[.K$17]*[.$A41]+[.K$18]+[.$I$19]" office:value-type="float" office:value="12053918" calcext:value-type="float">
            <text:p>12,053,918</text:p>
          </table:table-cell>
          <table:table-cell table:formula="of:=[.L$17]*[.$A41]+[.L$18]+[.$I$19]" office:value-type="float" office:value="12053551" calcext:value-type="float">
            <text:p>12,053,551</text:p>
          </table:table-cell>
          <table:table-cell table:formula="of:=[.M$17]*[.$A41]+[.M$18]+[.$I$19]" office:value-type="float" office:value="12053348.5" calcext:value-type="float">
            <text:p>12,053,349</text:p>
          </table:table-cell>
          <table:table-cell table:number-columns-repeated="51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2052713" calcext:value-type="float">
            <text:p>12052713</text:p>
          </table:table-cell>
          <table:table-cell office:value-type="float" office:value="12054240" calcext:value-type="float">
            <text:p>12054240</text:p>
          </table:table-cell>
          <table:table-cell office:value-type="float" office:value="12053823" calcext:value-type="float">
            <text:p>12053823</text:p>
          </table:table-cell>
          <table:table-cell office:value-type="float" office:value="12053632" calcext:value-type="float">
            <text:p>12053632</text:p>
          </table:table-cell>
          <table:table-cell table:number-columns-repeated="2"/>
          <table:table-cell office:value-type="float" office:value="12055704" calcext:value-type="float">
            <text:p>12055704</text:p>
          </table:table-cell>
          <table:table-cell/>
          <table:table-cell table:formula="of:=[.J$17]*[.$A42]+[.J$18]+[.$I$19]" office:value-type="float" office:value="12052700" calcext:value-type="float">
            <text:p>12,052,700</text:p>
          </table:table-cell>
          <table:table-cell table:formula="of:=[.K$17]*[.$A42]+[.K$18]+[.$I$19]" office:value-type="float" office:value="12054209.3333333" calcext:value-type="float">
            <text:p>12,054,209</text:p>
          </table:table-cell>
          <table:table-cell table:formula="of:=[.L$17]*[.$A42]+[.L$18]+[.$I$19]" office:value-type="float" office:value="12053815.3333333" calcext:value-type="float">
            <text:p>12,053,815</text:p>
          </table:table-cell>
          <table:table-cell table:formula="of:=[.M$17]*[.$A42]+[.M$18]+[.$I$19]" office:value-type="float" office:value="12053610.3333333" calcext:value-type="float">
            <text:p>12,053,610</text:p>
          </table:table-cell>
          <table:table-cell table:number-columns-repeated="51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2052929" calcext:value-type="float">
            <text:p>12052929</text:p>
          </table:table-cell>
          <table:table-cell office:value-type="float" office:value="12054516" calcext:value-type="float">
            <text:p>12054516</text:p>
          </table:table-cell>
          <table:table-cell office:value-type="float" office:value="12054086" calcext:value-type="float">
            <text:p>12054086</text:p>
          </table:table-cell>
          <table:table-cell office:value-type="float" office:value="12053886" calcext:value-type="float">
            <text:p>12053886</text:p>
          </table:table-cell>
          <table:table-cell table:number-columns-repeated="2"/>
          <table:table-cell office:value-type="float" office:value="12056015" calcext:value-type="float">
            <text:p>12056015</text:p>
          </table:table-cell>
          <table:table-cell/>
          <table:table-cell table:formula="of:=[.J$17]*[.$A43]+[.J$18]+[.$I$19]" office:value-type="float" office:value="12052925" calcext:value-type="float">
            <text:p>12,052,925</text:p>
          </table:table-cell>
          <table:table-cell table:formula="of:=[.K$17]*[.$A43]+[.K$18]+[.$I$19]" office:value-type="float" office:value="12054500.6666667" calcext:value-type="float">
            <text:p>12,054,501</text:p>
          </table:table-cell>
          <table:table-cell table:formula="of:=[.L$17]*[.$A43]+[.L$18]+[.$I$19]" office:value-type="float" office:value="12054079.6666667" calcext:value-type="float">
            <text:p>12,054,080</text:p>
          </table:table-cell>
          <table:table-cell table:formula="of:=[.M$17]*[.$A43]+[.M$18]+[.$I$19]" office:value-type="float" office:value="12053872.1666667" calcext:value-type="float">
            <text:p>12,053,872</text:p>
          </table:table-cell>
          <table:table-cell table:number-columns-repeated="51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2053157" calcext:value-type="float">
            <text:p>12053157</text:p>
          </table:table-cell>
          <table:table-cell office:value-type="float" office:value="12054810" calcext:value-type="float">
            <text:p>12054810</text:p>
          </table:table-cell>
          <table:table-cell office:value-type="float" office:value="12054353" calcext:value-type="float">
            <text:p>12054353</text:p>
          </table:table-cell>
          <table:table-cell office:value-type="float" office:value="12054143" calcext:value-type="float">
            <text:p>12054143</text:p>
          </table:table-cell>
          <table:table-cell table:number-columns-repeated="2"/>
          <table:table-cell office:value-type="float" office:value="12056363" calcext:value-type="float">
            <text:p>12056363</text:p>
          </table:table-cell>
          <table:table-cell/>
          <table:table-cell table:formula="of:=[.J$17]*[.$A44]+[.J$18]+[.$I$19]" office:value-type="float" office:value="12053150" calcext:value-type="float">
            <text:p>12,053,150</text:p>
          </table:table-cell>
          <table:table-cell table:formula="of:=[.K$17]*[.$A44]+[.K$18]+[.$I$19]" office:value-type="float" office:value="12054792" calcext:value-type="float">
            <text:p>12,054,792</text:p>
          </table:table-cell>
          <table:table-cell table:formula="of:=[.L$17]*[.$A44]+[.L$18]+[.$I$19]" office:value-type="float" office:value="12054344" calcext:value-type="float">
            <text:p>12,054,344</text:p>
          </table:table-cell>
          <table:table-cell table:formula="of:=[.M$17]*[.$A44]+[.M$18]+[.$I$19]" office:value-type="float" office:value="12054134" calcext:value-type="float">
            <text:p>12,054,134</text:p>
          </table:table-cell>
          <table:table-cell table:number-columns-repeated="51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2053382" calcext:value-type="float">
            <text:p>12053382</text:p>
          </table:table-cell>
          <table:table-cell office:value-type="float" office:value="12055075" calcext:value-type="float">
            <text:p>12055075</text:p>
          </table:table-cell>
          <table:table-cell office:value-type="float" office:value="12054613" calcext:value-type="float">
            <text:p>12054613</text:p>
          </table:table-cell>
          <table:table-cell office:value-type="float" office:value="12054407" calcext:value-type="float">
            <text:p>12054407</text:p>
          </table:table-cell>
          <table:table-cell table:number-columns-repeated="2"/>
          <table:table-cell office:value-type="float" office:value="12056712" calcext:value-type="float">
            <text:p>12056712</text:p>
          </table:table-cell>
          <table:table-cell/>
          <table:table-cell table:formula="of:=[.J$17]*[.$A45]+[.J$18]+[.$I$19]" office:value-type="float" office:value="12053375" calcext:value-type="float">
            <text:p>12,053,375</text:p>
          </table:table-cell>
          <table:table-cell table:formula="of:=[.K$17]*[.$A45]+[.K$18]+[.$I$19]" office:value-type="float" office:value="12055083.3333333" calcext:value-type="float">
            <text:p>12,055,083</text:p>
          </table:table-cell>
          <table:table-cell table:formula="of:=[.L$17]*[.$A45]+[.L$18]+[.$I$19]" office:value-type="float" office:value="12054608.3333333" calcext:value-type="float">
            <text:p>12,054,608</text:p>
          </table:table-cell>
          <table:table-cell table:formula="of:=[.M$17]*[.$A45]+[.M$18]+[.$I$19]" office:value-type="float" office:value="12054395.8333333" calcext:value-type="float">
            <text:p>12,054,396</text:p>
          </table:table-cell>
          <table:table-cell table:number-columns-repeated="51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2053600" calcext:value-type="float">
            <text:p>12053600</text:p>
          </table:table-cell>
          <table:table-cell office:value-type="float" office:value="12055362" calcext:value-type="float">
            <text:p>12055362</text:p>
          </table:table-cell>
          <table:table-cell office:value-type="float" office:value="12054884" calcext:value-type="float">
            <text:p>12054884</text:p>
          </table:table-cell>
          <table:table-cell office:value-type="float" office:value="12054680" calcext:value-type="float">
            <text:p>12054680</text:p>
          </table:table-cell>
          <table:table-cell table:number-columns-repeated="2"/>
          <table:table-cell office:value-type="float" office:value="12057061" calcext:value-type="float">
            <text:p>12057061</text:p>
          </table:table-cell>
          <table:table-cell/>
          <table:table-cell table:formula="of:=[.J$17]*[.$A46]+[.J$18]+[.$I$19]" office:value-type="float" office:value="12053600" calcext:value-type="float">
            <text:p>12,053,600</text:p>
          </table:table-cell>
          <table:table-cell table:formula="of:=[.K$17]*[.$A46]+[.K$18]+[.$I$19]" office:value-type="float" office:value="12055374.6666667" calcext:value-type="float">
            <text:p>12,055,375</text:p>
          </table:table-cell>
          <table:table-cell table:formula="of:=[.L$17]*[.$A46]+[.L$18]+[.$I$19]" office:value-type="float" office:value="12054872.6666667" calcext:value-type="float">
            <text:p>12,054,873</text:p>
          </table:table-cell>
          <table:table-cell table:formula="of:=[.M$17]*[.$A46]+[.M$18]+[.$I$19]" office:value-type="float" office:value="12054657.6666667" calcext:value-type="float">
            <text:p>12,054,658</text:p>
          </table:table-cell>
          <table:table-cell table:number-columns-repeated="51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2053819" calcext:value-type="float">
            <text:p>12053819</text:p>
          </table:table-cell>
          <table:table-cell office:value-type="float" office:value="12055653" calcext:value-type="float">
            <text:p>12055653</text:p>
          </table:table-cell>
          <table:table-cell office:value-type="float" office:value="12055135" calcext:value-type="float">
            <text:p>12055135</text:p>
          </table:table-cell>
          <table:table-cell office:value-type="float" office:value="12054937" calcext:value-type="float">
            <text:p>12054937</text:p>
          </table:table-cell>
          <table:table-cell table:number-columns-repeated="2"/>
          <table:table-cell office:value-type="float" office:value="12057434" calcext:value-type="float">
            <text:p>12057434</text:p>
          </table:table-cell>
          <table:table-cell/>
          <table:table-cell table:formula="of:=[.J$17]*[.$A47]+[.J$18]+[.$I$19]" office:value-type="float" office:value="12053825" calcext:value-type="float">
            <text:p>12,053,825</text:p>
          </table:table-cell>
          <table:table-cell table:formula="of:=[.K$17]*[.$A47]+[.K$18]+[.$I$19]" office:value-type="float" office:value="12055666" calcext:value-type="float">
            <text:p>12,055,666</text:p>
          </table:table-cell>
          <table:table-cell table:formula="of:=[.L$17]*[.$A47]+[.L$18]+[.$I$19]" office:value-type="float" office:value="12055137" calcext:value-type="float">
            <text:p>12,055,137</text:p>
          </table:table-cell>
          <table:table-cell table:formula="of:=[.M$17]*[.$A47]+[.M$18]+[.$I$19]" office:value-type="float" office:value="12054919.5" calcext:value-type="float">
            <text:p>12,054,920</text:p>
          </table:table-cell>
          <table:table-cell table:number-columns-repeated="51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2054043" calcext:value-type="float">
            <text:p>12054043</text:p>
          </table:table-cell>
          <table:table-cell office:value-type="float" office:value="12055952" calcext:value-type="float">
            <text:p>12055952</text:p>
          </table:table-cell>
          <table:table-cell office:value-type="float" office:value="12055397" calcext:value-type="float">
            <text:p>12055397</text:p>
          </table:table-cell>
          <table:table-cell office:value-type="float" office:value="12055187" calcext:value-type="float">
            <text:p>12055187</text:p>
          </table:table-cell>
          <table:table-cell table:number-columns-repeated="2"/>
          <table:table-cell office:value-type="float" office:value="12057789" calcext:value-type="float">
            <text:p>12057789</text:p>
          </table:table-cell>
          <table:table-cell/>
          <table:table-cell table:formula="of:=[.J$17]*[.$A48]+[.J$18]+[.$I$19]" office:value-type="float" office:value="12054050" calcext:value-type="float">
            <text:p>12,054,050</text:p>
          </table:table-cell>
          <table:table-cell table:formula="of:=[.K$17]*[.$A48]+[.K$18]+[.$I$19]" office:value-type="float" office:value="12055957.3333333" calcext:value-type="float">
            <text:p>12,055,957</text:p>
          </table:table-cell>
          <table:table-cell table:formula="of:=[.L$17]*[.$A48]+[.L$18]+[.$I$19]" office:value-type="float" office:value="12055401.3333333" calcext:value-type="float">
            <text:p>12,055,401</text:p>
          </table:table-cell>
          <table:table-cell table:formula="of:=[.M$17]*[.$A48]+[.M$18]+[.$I$19]" office:value-type="float" office:value="12055181.3333333" calcext:value-type="float">
            <text:p>12,055,181</text:p>
          </table:table-cell>
          <table:table-cell table:number-columns-repeated="51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2054279" calcext:value-type="float">
            <text:p>12054279</text:p>
          </table:table-cell>
          <table:table-cell office:value-type="float" office:value="12056264" calcext:value-type="float">
            <text:p>12056264</text:p>
          </table:table-cell>
          <table:table-cell office:value-type="float" office:value="12055672" calcext:value-type="float">
            <text:p>12055672</text:p>
          </table:table-cell>
          <table:table-cell office:value-type="float" office:value="12055457" calcext:value-type="float">
            <text:p>12055457</text:p>
          </table:table-cell>
          <table:table-cell table:number-columns-repeated="2"/>
          <table:table-cell office:value-type="float" office:value="12058181" calcext:value-type="float">
            <text:p>12058181</text:p>
          </table:table-cell>
          <table:table-cell/>
          <table:table-cell table:formula="of:=[.J$17]*[.$A49]+[.J$18]+[.$I$19]" office:value-type="float" office:value="12054275" calcext:value-type="float">
            <text:p>12,054,275</text:p>
          </table:table-cell>
          <table:table-cell table:formula="of:=[.K$17]*[.$A49]+[.K$18]+[.$I$19]" office:value-type="float" office:value="12056248.6666667" calcext:value-type="float">
            <text:p>12,056,249</text:p>
          </table:table-cell>
          <table:table-cell table:formula="of:=[.L$17]*[.$A49]+[.L$18]+[.$I$19]" office:value-type="float" office:value="12055665.6666667" calcext:value-type="float">
            <text:p>12,055,666</text:p>
          </table:table-cell>
          <table:table-cell table:formula="of:=[.M$17]*[.$A49]+[.M$18]+[.$I$19]" office:value-type="float" office:value="12055443.1666667" calcext:value-type="float">
            <text:p>12,055,443</text:p>
          </table:table-cell>
          <table:table-cell table:number-columns-repeated="51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054504" calcext:value-type="float">
            <text:p>12054504</text:p>
          </table:table-cell>
          <table:table-cell table:number-columns-repeated="5"/>
          <table:table-cell office:value-type="float" office:value="12058559" calcext:value-type="float">
            <text:p>12058559</text:p>
          </table:table-cell>
          <table:table-cell/>
          <table:table-cell table:formula="of:=[.J$17]*[.$A50]+[.J$18]+[.$I$19]" office:value-type="float" office:value="12054500" calcext:value-type="float">
            <text:p>12,054,500</text:p>
          </table:table-cell>
          <table:table-cell table:formula="of:=[.K$17]*[.$A50]+[.K$18]+[.$I$19]" office:value-type="float" office:value="12056540" calcext:value-type="float">
            <text:p>12,056,540</text:p>
          </table:table-cell>
          <table:table-cell table:formula="of:=[.L$17]*[.$A50]+[.L$18]+[.$I$19]" office:value-type="float" office:value="12055930" calcext:value-type="float">
            <text:p>12,055,930</text:p>
          </table:table-cell>
          <table:table-cell table:formula="of:=[.M$17]*[.$A50]+[.M$18]+[.$I$19]" office:value-type="float" office:value="12055705" calcext:value-type="float">
            <text:p>12,055,705</text:p>
          </table:table-cell>
          <table:table-cell table:number-columns-repeated="51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2054743" calcext:value-type="float">
            <text:p>12054743</text:p>
          </table:table-cell>
          <table:table-cell table:number-columns-repeated="5"/>
          <table:table-cell office:value-type="float" office:value="12058918" calcext:value-type="float">
            <text:p>12058918</text:p>
          </table:table-cell>
          <table:table-cell/>
          <table:table-cell table:formula="of:=[.J$17]*[.$A51]+[.J$18]+[.$I$19]" office:value-type="float" office:value="12054725" calcext:value-type="float">
            <text:p>12,054,725</text:p>
          </table:table-cell>
          <table:table-cell table:formula="of:=[.K$17]*[.$A51]+[.K$18]+[.$I$19]" office:value-type="float" office:value="12056831.3333333" calcext:value-type="float">
            <text:p>12,056,831</text:p>
          </table:table-cell>
          <table:table-cell table:formula="of:=[.L$17]*[.$A51]+[.L$18]+[.$I$19]" office:value-type="float" office:value="12056194.3333333" calcext:value-type="float">
            <text:p>12,056,194</text:p>
          </table:table-cell>
          <table:table-cell table:formula="of:=[.M$17]*[.$A51]+[.M$18]+[.$I$19]" office:value-type="float" office:value="12055966.8333333" calcext:value-type="float">
            <text:p>12,055,967</text:p>
          </table:table-cell>
          <table:table-cell table:number-columns-repeated="51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2054972" calcext:value-type="float">
            <text:p>12054972</text:p>
          </table:table-cell>
          <table:table-cell table:number-columns-repeated="5"/>
          <table:table-cell office:value-type="float" office:value="12059286" calcext:value-type="float">
            <text:p>12059286</text:p>
          </table:table-cell>
          <table:table-cell/>
          <table:table-cell table:formula="of:=[.J$17]*[.$A52]+[.J$18]+[.$I$19]" office:value-type="float" office:value="12054950" calcext:value-type="float">
            <text:p>12,054,950</text:p>
          </table:table-cell>
          <table:table-cell table:formula="of:=[.K$17]*[.$A52]+[.K$18]+[.$I$19]" office:value-type="float" office:value="12057122.6666667" calcext:value-type="float">
            <text:p>12,057,123</text:p>
          </table:table-cell>
          <table:table-cell table:formula="of:=[.L$17]*[.$A52]+[.L$18]+[.$I$19]" office:value-type="float" office:value="12056458.6666667" calcext:value-type="float">
            <text:p>12,056,459</text:p>
          </table:table-cell>
          <table:table-cell table:formula="of:=[.M$17]*[.$A52]+[.M$18]+[.$I$19]" office:value-type="float" office:value="12056228.6666667" calcext:value-type="float">
            <text:p>12,056,229</text:p>
          </table:table-cell>
          <table:table-cell table:number-columns-repeated="51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2055192" calcext:value-type="float">
            <text:p>12055192</text:p>
          </table:table-cell>
          <table:table-cell table:number-columns-repeated="5"/>
          <table:table-cell office:value-type="float" office:value="12059583" calcext:value-type="float">
            <text:p>12059583</text:p>
          </table:table-cell>
          <table:table-cell/>
          <table:table-cell table:formula="of:=[.J$17]*[.$A53]+[.J$18]+[.$I$19]" office:value-type="float" office:value="12055175" calcext:value-type="float">
            <text:p>12,055,175</text:p>
          </table:table-cell>
          <table:table-cell table:formula="of:=[.K$17]*[.$A53]+[.K$18]+[.$I$19]" office:value-type="float" office:value="12057414" calcext:value-type="float">
            <text:p>12,057,414</text:p>
          </table:table-cell>
          <table:table-cell table:formula="of:=[.L$17]*[.$A53]+[.L$18]+[.$I$19]" office:value-type="float" office:value="12056723" calcext:value-type="float">
            <text:p>12,056,723</text:p>
          </table:table-cell>
          <table:table-cell table:formula="of:=[.M$17]*[.$A53]+[.M$18]+[.$I$19]" office:value-type="float" office:value="12056490.5" calcext:value-type="float">
            <text:p>12,056,491</text:p>
          </table:table-cell>
          <table:table-cell table:number-columns-repeated="51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2055432" calcext:value-type="float">
            <text:p>12055432</text:p>
          </table:table-cell>
          <table:table-cell table:number-columns-repeated="5"/>
          <table:table-cell office:value-type="float" office:value="12059881" calcext:value-type="float">
            <text:p>12059881</text:p>
          </table:table-cell>
          <table:table-cell table:number-columns-repeated="56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2055676" calcext:value-type="float">
            <text:p>12055676</text:p>
          </table:table-cell>
          <table:table-cell table:number-columns-repeated="5"/>
          <table:table-cell office:value-type="float" office:value="12060193" calcext:value-type="float">
            <text:p>12060193</text:p>
          </table:table-cell>
          <table:table-cell table:number-columns-repeated="56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2055913" calcext:value-type="float">
            <text:p>12055913</text:p>
          </table:table-cell>
          <table:table-cell table:number-columns-repeated="5"/>
          <table:table-cell office:value-type="float" office:value="12060516" calcext:value-type="float">
            <text:p>12060516</text:p>
          </table:table-cell>
          <table:table-cell table:number-columns-repeated="56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2056177" calcext:value-type="float">
            <text:p>12056177</text:p>
          </table:table-cell>
          <table:table-cell table:number-columns-repeated="5"/>
          <table:table-cell office:value-type="float" office:value="12060769" calcext:value-type="float">
            <text:p>12060769</text:p>
          </table:table-cell>
          <table:table-cell table:number-columns-repeated="56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2056423" calcext:value-type="float">
            <text:p>12056423</text:p>
          </table:table-cell>
          <table:table-cell table:number-columns-repeated="5"/>
          <table:table-cell office:value-type="float" office:value="12061044" calcext:value-type="float">
            <text:p>12061044</text:p>
          </table:table-cell>
          <table:table-cell table:number-columns-repeated="56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2056690" calcext:value-type="float">
            <text:p>12056690</text:p>
          </table:table-cell>
          <table:table-cell table:number-columns-repeated="5"/>
          <table:table-cell office:value-type="float" office:value="12061329" calcext:value-type="float">
            <text:p>12061329</text:p>
          </table:table-cell>
          <table:table-cell table:number-columns-repeated="56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56943" calcext:value-type="float">
            <text:p>12056943</text:p>
          </table:table-cell>
          <table:table-cell table:number-columns-repeated="5"/>
          <table:table-cell office:value-type="float" office:value="12061622" calcext:value-type="float">
            <text:p>12061622</text:p>
          </table:table-cell>
          <table:table-cell table:number-columns-repeated="56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6"/>
          <table:table-cell office:value-type="float" office:value="12061915" calcext:value-type="float">
            <text:p>12061915</text:p>
          </table:table-cell>
          <table:table-cell table:number-columns-repeated="56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6"/>
          <table:table-cell office:value-type="float" office:value="12062216" calcext:value-type="float">
            <text:p>12062216</text:p>
          </table:table-cell>
          <table:table-cell table:number-columns-repeated="56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6"/>
          <table:table-cell office:value-type="float" office:value="12062521" calcext:value-type="float">
            <text:p>12062521</text:p>
          </table:table-cell>
          <table:table-cell table:number-columns-repeated="56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6"/>
          <table:table-cell office:value-type="float" office:value="12062844" calcext:value-type="float">
            <text:p>12062844</text:p>
          </table:table-cell>
          <table:table-cell table:number-columns-repeated="56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6"/>
          <table:table-cell office:value-type="float" office:value="12063165" calcext:value-type="float">
            <text:p>12063165</text:p>
          </table:table-cell>
          <table:table-cell table:number-columns-repeated="56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6"/>
          <table:table-cell office:value-type="float" office:value="12063472" calcext:value-type="float">
            <text:p>12063472</text:p>
          </table:table-cell>
          <table:table-cell table:number-columns-repeated="56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6"/>
          <table:table-cell office:value-type="float" office:value="12063780" calcext:value-type="float">
            <text:p>12063780</text:p>
          </table:table-cell>
          <table:table-cell table:number-columns-repeated="56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6"/>
          <table:table-cell office:value-type="float" office:value="12064094" calcext:value-type="float">
            <text:p>12064094</text:p>
          </table:table-cell>
          <table:table-cell table:number-columns-repeated="56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6"/>
          <table:table-cell office:value-type="float" office:value="12064403" calcext:value-type="float">
            <text:p>12064403</text:p>
          </table:table-cell>
          <table:table-cell table:number-columns-repeated="56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6"/>
          <table:table-cell office:value-type="float" office:value="12064709" calcext:value-type="float">
            <text:p>12064709</text:p>
          </table:table-cell>
          <table:table-cell table:number-columns-repeated="56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6"/>
          <table:table-cell office:value-type="float" office:value="12065018" calcext:value-type="float">
            <text:p>12065018</text:p>
          </table:table-cell>
          <table:table-cell table:number-columns-repeated="56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6"/>
          <table:table-cell office:value-type="float" office:value="12065328" calcext:value-type="float">
            <text:p>12065328</text:p>
          </table:table-cell>
          <table:table-cell table:number-columns-repeated="56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6"/>
          <table:table-cell office:value-type="float" office:value="12065647" calcext:value-type="float">
            <text:p>12065647</text:p>
          </table:table-cell>
          <table:table-cell table:number-columns-repeated="56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6"/>
          <table:table-cell office:value-type="float" office:value="12065988" calcext:value-type="float">
            <text:p>12065988</text:p>
          </table:table-cell>
          <table:table-cell table:number-columns-repeated="56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6"/>
          <table:table-cell office:value-type="float" office:value="12066306" calcext:value-type="float">
            <text:p>12066306</text:p>
          </table:table-cell>
          <table:table-cell table:number-columns-repeated="56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6"/>
          <table:table-cell office:value-type="float" office:value="12066403" calcext:value-type="float">
            <text:p>12066403</text:p>
          </table:table-cell>
          <table:table-cell table:number-columns-repeated="56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6"/>
          <table:table-cell office:value-type="float" office:value="12066613" calcext:value-type="float">
            <text:p>12066613</text:p>
          </table:table-cell>
          <table:table-cell table:number-columns-repeated="56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6"/>
          <table:table-cell office:value-type="float" office:value="12066893" calcext:value-type="float">
            <text:p>12066893</text:p>
          </table:table-cell>
          <table:table-cell table:number-columns-repeated="56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6"/>
          <table:table-cell office:value-type="float" office:value="12067216" calcext:value-type="float">
            <text:p>12067216</text:p>
          </table:table-cell>
          <table:table-cell table:number-columns-repeated="56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6"/>
          <table:table-cell office:value-type="float" office:value="12067517" calcext:value-type="float">
            <text:p>12067517</text:p>
          </table:table-cell>
          <table:table-cell table:number-columns-repeated="56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6"/>
          <table:table-cell office:value-type="float" office:value="12067807" calcext:value-type="float">
            <text:p>12067807</text:p>
          </table:table-cell>
          <table:table-cell table:number-columns-repeated="56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6"/>
          <table:table-cell office:value-type="float" office:value="12068098" calcext:value-type="float">
            <text:p>12068098</text:p>
          </table:table-cell>
          <table:table-cell table:number-columns-repeated="56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6"/>
          <table:table-cell office:value-type="float" office:value="12068420" calcext:value-type="float">
            <text:p>12068420</text:p>
          </table:table-cell>
          <table:table-cell table:number-columns-repeated="5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6"/>
          <table:table-cell office:value-type="float" office:value="12068747" calcext:value-type="float">
            <text:p>12068747</text:p>
          </table:table-cell>
          <table:table-cell table:number-columns-repeated="56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6"/>
          <table:table-cell office:value-type="float" office:value="12069077" calcext:value-type="float">
            <text:p>12069077</text:p>
          </table:table-cell>
          <table:table-cell table:number-columns-repeated="56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6"/>
          <table:table-cell office:value-type="float" office:value="12069376" calcext:value-type="float">
            <text:p>12069376</text:p>
          </table:table-cell>
          <table:table-cell table:number-columns-repeated="56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6"/>
          <table:table-cell office:value-type="float" office:value="12069698" calcext:value-type="float">
            <text:p>12069698</text:p>
          </table:table-cell>
          <table:table-cell table:number-columns-repeated="56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6"/>
          <table:table-cell office:value-type="float" office:value="12070008" calcext:value-type="float">
            <text:p>12070008</text:p>
          </table:table-cell>
          <table:table-cell table:number-columns-repeated="56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6"/>
          <table:table-cell office:value-type="float" office:value="12070334" calcext:value-type="float">
            <text:p>12070334</text:p>
          </table:table-cell>
          <table:table-cell table:number-columns-repeated="56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6"/>
          <table:table-cell office:value-type="float" office:value="12070645" calcext:value-type="float">
            <text:p>12070645</text:p>
          </table:table-cell>
          <table:table-cell table:number-columns-repeated="56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6"/>
          <table:table-cell office:value-type="float" office:value="12070994" calcext:value-type="float">
            <text:p>12070994</text:p>
          </table:table-cell>
          <table:table-cell table:number-columns-repeated="56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6"/>
          <table:table-cell office:value-type="float" office:value="12071324" calcext:value-type="float">
            <text:p>12071324</text:p>
          </table:table-cell>
          <table:table-cell table:number-columns-repeated="56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6"/>
          <table:table-cell office:value-type="float" office:value="12071657" calcext:value-type="float">
            <text:p>12071657</text:p>
          </table:table-cell>
          <table:table-cell table:number-columns-repeated="56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6"/>
          <table:table-cell office:value-type="float" office:value="12071995" calcext:value-type="float">
            <text:p>12071995</text:p>
          </table:table-cell>
          <table:table-cell table:number-columns-repeated="56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6"/>
          <table:table-cell office:value-type="float" office:value="12072319" calcext:value-type="float">
            <text:p>12072319</text:p>
          </table:table-cell>
          <table:table-cell table:number-columns-repeated="56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6"/>
          <table:table-cell office:value-type="float" office:value="12072640" calcext:value-type="float">
            <text:p>12072640</text:p>
          </table:table-cell>
          <table:table-cell table:number-columns-repeated="56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6"/>
          <table:table-cell office:value-type="float" office:value="12072887" calcext:value-type="float">
            <text:p>12072887</text:p>
          </table:table-cell>
          <table:table-cell table:number-columns-repeated="56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6"/>
          <table:table-cell office:value-type="float" office:value="12073190" calcext:value-type="float">
            <text:p>12073190</text:p>
          </table:table-cell>
          <table:table-cell table:number-columns-repeated="56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6"/>
          <table:table-cell office:value-type="float" office:value="12073475" calcext:value-type="float">
            <text:p>12073475</text:p>
          </table:table-cell>
          <table:table-cell table:number-columns-repeated="56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6"/>
          <table:table-cell office:value-type="float" office:value="12073759" calcext:value-type="float">
            <text:p>12073759</text:p>
          </table:table-cell>
          <table:table-cell table:number-columns-repeated="56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6"/>
          <table:table-cell office:value-type="float" office:value="12074072" calcext:value-type="float">
            <text:p>12074072</text:p>
          </table:table-cell>
          <table:table-cell table:number-columns-repeated="56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6"/>
          <table:table-cell office:value-type="float" office:value="12074399" calcext:value-type="float">
            <text:p>12074399</text:p>
          </table:table-cell>
          <table:table-cell table:number-columns-repeated="56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6"/>
          <table:table-cell office:value-type="float" office:value="12074722" calcext:value-type="float">
            <text:p>12074722</text:p>
          </table:table-cell>
          <table:table-cell table:number-columns-repeated="56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6"/>
          <table:table-cell office:value-type="float" office:value="12075039" calcext:value-type="float">
            <text:p>12075039</text:p>
          </table:table-cell>
          <table:table-cell table:number-columns-repeated="56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6"/>
          <table:table-cell office:value-type="float" office:value="12075356" calcext:value-type="float">
            <text:p>12075356</text:p>
          </table:table-cell>
          <table:table-cell table:number-columns-repeated="56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6"/>
          <table:table-cell office:value-type="float" office:value="12075677" calcext:value-type="float">
            <text:p>12075677</text:p>
          </table:table-cell>
          <table:table-cell table:number-columns-repeated="56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6"/>
          <table:table-cell office:value-type="float" office:value="12076013" calcext:value-type="float">
            <text:p>12076013</text:p>
          </table:table-cell>
          <table:table-cell table:number-columns-repeated="56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6"/>
          <table:table-cell office:value-type="float" office:value="12076356" calcext:value-type="float">
            <text:p>12076356</text:p>
          </table:table-cell>
          <table:table-cell table:number-columns-repeated="56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6"/>
          <table:table-cell office:value-type="float" office:value="12076671" calcext:value-type="float">
            <text:p>12076671</text:p>
          </table:table-cell>
          <table:table-cell table:number-columns-repeated="56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6"/>
          <table:table-cell office:value-type="float" office:value="12077008" calcext:value-type="float">
            <text:p>12077008</text:p>
          </table:table-cell>
          <table:table-cell table:number-columns-repeated="56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6"/>
          <table:table-cell office:value-type="float" office:value="12077341" calcext:value-type="float">
            <text:p>12077341</text:p>
          </table:table-cell>
          <table:table-cell table:number-columns-repeated="56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6"/>
          <table:table-cell office:value-type="float" office:value="12077662" calcext:value-type="float">
            <text:p>12077662</text:p>
          </table:table-cell>
          <table:table-cell table:number-columns-repeated="56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6"/>
          <table:table-cell office:value-type="float" office:value="12077982" calcext:value-type="float">
            <text:p>12077982</text:p>
          </table:table-cell>
          <table:table-cell table:number-columns-repeated="56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6"/>
          <table:table-cell office:value-type="float" office:value="12078282" calcext:value-type="float">
            <text:p>12078282</text:p>
          </table:table-cell>
          <table:table-cell table:number-columns-repeated="56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6"/>
          <table:table-cell office:value-type="float" office:value="12078591" calcext:value-type="float">
            <text:p>12078591</text:p>
          </table:table-cell>
          <table:table-cell table:number-columns-repeated="56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6"/>
          <table:table-cell office:value-type="float" office:value="12078900" calcext:value-type="float">
            <text:p>12078900</text:p>
          </table:table-cell>
          <table:table-cell table:number-columns-repeated="56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6"/>
          <table:table-cell office:value-type="float" office:value="12079222" calcext:value-type="float">
            <text:p>12079222</text:p>
          </table:table-cell>
          <table:table-cell table:number-columns-repeated="56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6"/>
          <table:table-cell office:value-type="float" office:value="12079511" calcext:value-type="float">
            <text:p>12079511</text:p>
          </table:table-cell>
          <table:table-cell table:number-columns-repeated="56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6"/>
          <table:table-cell office:value-type="float" office:value="12079852" calcext:value-type="float">
            <text:p>12079852</text:p>
          </table:table-cell>
          <table:table-cell table:number-columns-repeated="56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6"/>
          <table:table-cell office:value-type="float" office:value="12080155" calcext:value-type="float">
            <text:p>12080155</text:p>
          </table:table-cell>
          <table:table-cell table:number-columns-repeated="56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6"/>
          <table:table-cell office:value-type="float" office:value="12080453" calcext:value-type="float">
            <text:p>12080453</text:p>
          </table:table-cell>
          <table:table-cell table:number-columns-repeated="56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6"/>
          <table:table-cell office:value-type="float" office:value="12080739" calcext:value-type="float">
            <text:p>12080739</text:p>
          </table:table-cell>
          <table:table-cell table:number-columns-repeated="56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6"/>
          <table:table-cell office:value-type="float" office:value="12081058" calcext:value-type="float">
            <text:p>12081058</text:p>
          </table:table-cell>
          <table:table-cell table:number-columns-repeated="56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6"/>
          <table:table-cell office:value-type="float" office:value="12081337" calcext:value-type="float">
            <text:p>12081337</text:p>
          </table:table-cell>
          <table:table-cell table:number-columns-repeated="56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6"/>
          <table:table-cell office:value-type="float" office:value="12081644" calcext:value-type="float">
            <text:p>12081644</text:p>
          </table:table-cell>
          <table:table-cell table:number-columns-repeated="56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6"/>
          <table:table-cell office:value-type="float" office:value="12081941" calcext:value-type="float">
            <text:p>12081941</text:p>
          </table:table-cell>
          <table:table-cell table:number-columns-repeated="56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6"/>
          <table:table-cell office:value-type="float" office:value="12082264" calcext:value-type="float">
            <text:p>12082264</text:p>
          </table:table-cell>
          <table:table-cell table:number-columns-repeated="56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6"/>
          <table:table-cell office:value-type="float" office:value="12082593" calcext:value-type="float">
            <text:p>12082593</text:p>
          </table:table-cell>
          <table:table-cell table:number-columns-repeated="56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6"/>
          <table:table-cell office:value-type="float" office:value="12082906" calcext:value-type="float">
            <text:p>12082906</text:p>
          </table:table-cell>
          <table:table-cell table:number-columns-repeated="56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6"/>
          <table:table-cell office:value-type="float" office:value="12083228" calcext:value-type="float">
            <text:p>12083228</text:p>
          </table:table-cell>
          <table:table-cell table:number-columns-repeated="56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6"/>
          <table:table-cell office:value-type="float" office:value="12083548" calcext:value-type="float">
            <text:p>12083548</text:p>
          </table:table-cell>
          <table:table-cell table:number-columns-repeated="56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6"/>
          <table:table-cell office:value-type="float" office:value="12083889" calcext:value-type="float">
            <text:p>12083889</text:p>
          </table:table-cell>
          <table:table-cell table:number-columns-repeated="56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6"/>
          <table:table-cell office:value-type="float" office:value="12084219" calcext:value-type="float">
            <text:p>12084219</text:p>
          </table:table-cell>
          <table:table-cell table:number-columns-repeated="56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6"/>
          <table:table-cell office:value-type="float" office:value="12084558" calcext:value-type="float">
            <text:p>12084558</text:p>
          </table:table-cell>
          <table:table-cell table:number-columns-repeated="56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6"/>
          <table:table-cell office:value-type="float" office:value="12084906" calcext:value-type="float">
            <text:p>12084906</text:p>
          </table:table-cell>
          <table:table-cell table:number-columns-repeated="56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6"/>
          <table:table-cell office:value-type="float" office:value="12085247" calcext:value-type="float">
            <text:p>12085247</text:p>
          </table:table-cell>
          <table:table-cell table:number-columns-repeated="56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6"/>
          <table:table-cell office:value-type="float" office:value="12085592" calcext:value-type="float">
            <text:p>12085592</text:p>
          </table:table-cell>
          <table:table-cell table:number-columns-repeated="56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6"/>
          <table:table-cell office:value-type="float" office:value="12085932" calcext:value-type="float">
            <text:p>12085932</text:p>
          </table:table-cell>
          <table:table-cell table:number-columns-repeated="56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6"/>
          <table:table-cell office:value-type="float" office:value="12086277" calcext:value-type="float">
            <text:p>12086277</text:p>
          </table:table-cell>
          <table:table-cell table:number-columns-repeated="56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6"/>
          <table:table-cell office:value-type="float" office:value="12086623" calcext:value-type="float">
            <text:p>12086623</text:p>
          </table:table-cell>
          <table:table-cell table:number-columns-repeated="56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6"/>
          <table:table-cell office:value-type="float" office:value="12086952" calcext:value-type="float">
            <text:p>12086952</text:p>
          </table:table-cell>
          <table:table-cell table:number-columns-repeated="56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6"/>
          <table:table-cell office:value-type="float" office:value="12087309" calcext:value-type="float">
            <text:p>12087309</text:p>
          </table:table-cell>
          <table:table-cell table:number-columns-repeated="56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6"/>
          <table:table-cell office:value-type="float" office:value="12087646" calcext:value-type="float">
            <text:p>12087646</text:p>
          </table:table-cell>
          <table:table-cell table:number-columns-repeated="56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6"/>
          <table:table-cell office:value-type="float" office:value="12087988" calcext:value-type="float">
            <text:p>12087988</text:p>
          </table:table-cell>
          <table:table-cell table:number-columns-repeated="56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6"/>
          <table:table-cell office:value-type="float" office:value="12088320" calcext:value-type="float">
            <text:p>12088320</text:p>
          </table:table-cell>
          <table:table-cell table:number-columns-repeated="56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6"/>
          <table:table-cell office:value-type="float" office:value="12088650" calcext:value-type="float">
            <text:p>12088650</text:p>
          </table:table-cell>
          <table:table-cell table:number-columns-repeated="56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6"/>
          <table:table-cell office:value-type="float" office:value="12088994" calcext:value-type="float">
            <text:p>12088994</text:p>
          </table:table-cell>
          <table:table-cell table:number-columns-repeated="56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6"/>
          <table:table-cell office:value-type="float" office:value="12089340" calcext:value-type="float">
            <text:p>12089340</text:p>
          </table:table-cell>
          <table:table-cell table:number-columns-repeated="56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6"/>
          <table:table-cell office:value-type="float" office:value="12089700" calcext:value-type="float">
            <text:p>12089700</text:p>
          </table:table-cell>
          <table:table-cell table:number-columns-repeated="56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6"/>
          <table:table-cell office:value-type="float" office:value="12090041" calcext:value-type="float">
            <text:p>12090041</text:p>
          </table:table-cell>
          <table:table-cell table:number-columns-repeated="56"/>
        </table:table-row>
        <table:table-row table:style-name="ro1" table:number-rows-repeated="104842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 style:data-style-name="N2" text:time-value="13:59:56.010690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8T14:00:30.942481763</dc:date>
    <meta:editing-duration>PT27M51S</meta:editing-duration>
    <meta:editing-cycles>8</meta:editing-cycles>
    <meta:generator>LibreOffice/6.4.6.2$Linux_X86_64 LibreOffice_project/40$Build-2</meta:generator>
    <meta:document-statistic meta:table-count="1" meta:cell-count="56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200" chart:origin="0" chart:interval-major="120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minimum="12048000" chart:maximum="12058000" chart:origin="0" chart:interval-major="10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3">
      <style:chart-properties chart:symbol-type="none" chart:link-data-style-to-source="true"/>
      <style:graphic-properties draw:stroke="dash" draw:stroke-dash="Dashed_20__28_var_29_" svg:stroke-width="0.08cm" svg:stroke-color="#000000" draw:fill-color="#0000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8.764cm" svg:height="19.974cm" xlink:href=".." xlink:type="simple" chart:class="chart:scatter" chart:style-name="ch1">
        <chart:title svg:x="3.286cm" svg:y="0.165cm" chart:style-name="ch2">
          <text:p>Block number reached over time (seconds)</text:p>
        </chart:title>
        <chart:legend chart:legend-position="top" svg:x="15.678cm" svg:y="0.464cm" style:legend-expansion="custom" chartooo:width="31.741cm" chartooo:height="0.598cm" style:legend-expansion-aspect-ratio="53.0785953177258" chart:style-name="ch3"/>
        <chart:plot-area chart:style-name="ch4" table:cell-range-address="datapoints.A20:datapoints.E60 datapoints.B19:datapoints.E19 datapoints.G19:datapoints.G60 datapoints.J19:datapoints.N60 datapoints.H19:datapoints.H150" chart:data-source-has-labels="row" svg:x="0.287cm" svg:y="1.087cm" svg:width="47.603cm" svg:height="18.735cm">
          <chartooo:coordinate-region svg:x="2.443cm" svg:y="1.313cm" svg:width="44.969cm" svg:height="17.809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datapoints.B20:datapoints.B60" chart:label-cell-address="datapoints.B19:datapoints.B19" chart:class="chart:scatter">
            <chart:domain table:cell-range-address="datapoints.A20:datapoints.A60"/>
            <chart:data-point chart:repeated="41"/>
          </chart:series>
          <chart:series chart:style-name="ch10" chart:values-cell-range-address="datapoints.C20:datapoints.C60" chart:label-cell-address="datapoints.C19:datapoints.C19" chart:class="chart:scatter">
            <chart:data-point chart:repeated="41"/>
          </chart:series>
          <chart:series chart:style-name="ch11" chart:values-cell-range-address="datapoints.D20:datapoints.D60" chart:label-cell-address="datapoints.D19:datapoints.D19" chart:class="chart:scatter">
            <chart:data-point chart:repeated="41"/>
          </chart:series>
          <chart:series chart:style-name="ch12" chart:values-cell-range-address="datapoints.E20:datapoints.E60" chart:label-cell-address="datapoints.E19:datapoints.E19" chart:class="chart:scatter">
            <chart:data-point chart:repeated="41"/>
          </chart:series>
          <chart:series chart:style-name="ch13" chart:values-cell-range-address="datapoints.G20:datapoints.G60" chart:label-cell-address="datapoints.G19:datapoints.G19" chart:class="chart:scatter">
            <chart:data-point chart:repeated="41"/>
          </chart:series>
          <chart:series chart:style-name="ch14" chart:values-cell-range-address="datapoints.J20:datapoints.J60" loext:hide-legend="true" chart:label-cell-address="datapoints.J19:datapoints.J19" chart:class="chart:scatter">
            <chart:data-point chart:repeated="41"/>
          </chart:series>
          <chart:series chart:style-name="ch14" chart:values-cell-range-address="datapoints.K20:datapoints.K60" loext:hide-legend="true" chart:label-cell-address="datapoints.K19:datapoints.K19" chart:class="chart:scatter">
            <chart:data-point chart:repeated="41"/>
          </chart:series>
          <chart:series chart:style-name="ch14" chart:values-cell-range-address="datapoints.L20:datapoints.L60" loext:hide-legend="true" chart:label-cell-address="datapoints.L19:datapoints.L19" chart:class="chart:scatter">
            <chart:data-point chart:repeated="41"/>
          </chart:series>
          <chart:series chart:style-name="ch14" chart:values-cell-range-address="datapoints.M20:datapoints.M60" loext:hide-legend="true" chart:label-cell-address="datapoints.M19:datapoints.M19" chart:class="chart:scatter">
            <chart:data-point chart:repeated="41"/>
          </chart:series>
          <chart:series chart:style-name="ch14" chart:values-cell-range-address="datapoints.N20:datapoints.N60" loext:hide-legend="true" chart:label-cell-address="datapoints.N19:datapoints.N19" chart:class="chart:scatter">
            <chart:data-point chart:repeated="41"/>
          </chart:series>
          <chart:series chart:style-name="ch15" chart:values-cell-range-address="datapoints.H20:datapoints.H150" chart:label-cell-address="datapoints.H19:datapoints.H19" chart:class="chart:scatter">
            <chart:domain table:cell-range-address="datapoints.A20:datapoints.A150"/>
            <chart:data-point chart:repeated="13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5Gz</text:p>
                <draw:g>
                  <svg:desc>datapoints.B19:datapoints.B19</svg:desc>
                </draw:g>
              </table:table-cell>
              <table:table-cell office:value-type="string">
                <text:p>8Gz</text:p>
                <draw:g>
                  <svg:desc>datapoints.C19:datapoints.C19</svg:desc>
                </draw:g>
              </table:table-cell>
              <table:table-cell office:value-type="string">
                <text:p>8G</text:p>
                <draw:g>
                  <svg:desc>datapoints.D19:datapoints.D19</svg:desc>
                </draw:g>
              </table:table-cell>
              <table:table-cell office:value-type="string">
                <text:p>4Gz</text:p>
                <draw:g>
                  <svg:desc>datapoints.E19:datapoints.E19</svg:desc>
                </draw:g>
              </table:table-cell>
              <table:table-cell office:value-type="string">
                <text:p>10Ghot</text:p>
                <draw:g>
                  <svg:desc>datapoints.G19:datapoints.G19</svg:desc>
                </draw:g>
              </table:table-cell>
              <table:table-cell office:value-type="string">
                <text:p>0.5Gz~</text:p>
                <draw:g>
                  <svg:desc>datapoints.J19:datapoints.J19</svg:desc>
                </draw:g>
              </table:table-cell>
              <table:table-cell office:value-type="string">
                <text:p>8Gz~</text:p>
                <draw:g>
                  <svg:desc>datapoints.K19:datapoints.K19</svg:desc>
                </draw:g>
              </table:table-cell>
              <table:table-cell office:value-type="string">
                <text:p>8G~</text:p>
                <draw:g>
                  <svg:desc>datapoints.L19:datapoints.L19</svg:desc>
                </draw:g>
              </table:table-cell>
              <table:table-cell office:value-type="string">
                <text:p>4Gz~</text:p>
                <draw:g>
                  <svg:desc>datapoints.M19:datapoints.M19</svg:desc>
                </draw:g>
              </table:table-cell>
              <table:table-cell office:value-type="string">
                <text:p>10Ghot~</text:p>
                <draw:g>
                  <svg:desc>datapoints.N19:datapoints.N1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no_limit</text:p>
                <draw:g>
                  <svg:desc>datapoints.H19:datapoints.H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points.A20:datapoints.A60</svg:desc>
                </draw:g>
              </table:table-cell>
              <table:table-cell office:value-type="float" office:value="12049044">
                <text:p>12049044</text:p>
                <draw:g>
                  <svg:desc>datapoints.B20:datapoints.B60</svg:desc>
                </draw:g>
              </table:table-cell>
              <table:table-cell office:value-type="float" office:value="12049060">
                <text:p>12049060</text:p>
                <draw:g>
                  <svg:desc>datapoints.C20:datapoints.C60</svg:desc>
                </draw:g>
              </table:table-cell>
              <table:table-cell office:value-type="float" office:value="12049055">
                <text:p>12049055</text:p>
                <draw:g>
                  <svg:desc>datapoints.D20:datapoints.D60</svg:desc>
                </draw:g>
              </table:table-cell>
              <table:table-cell office:value-type="float" office:value="12049057">
                <text:p>12049057</text:p>
                <draw:g>
                  <svg:desc>datapoints.E20:datapoints.E60</svg:desc>
                </draw:g>
              </table:table-cell>
              <table:table-cell office:value-type="float" office:value="12049778">
                <text:p>12049778</text:p>
                <draw:g>
                  <svg:desc>datapoints.G20:datapoints.G60</svg:desc>
                </draw:g>
              </table:table-cell>
              <table:table-cell office:value-type="float" office:value="NaN">
                <text:p>NaN</text:p>
                <draw:g>
                  <svg:desc>datapoints.J20:datapoints.J60</svg:desc>
                </draw:g>
              </table:table-cell>
              <table:table-cell office:value-type="float" office:value="NaN">
                <text:p>NaN</text:p>
                <draw:g>
                  <svg:desc>datapoints.K20:datapoints.K60</svg:desc>
                </draw:g>
              </table:table-cell>
              <table:table-cell office:value-type="float" office:value="NaN">
                <text:p>NaN</text:p>
                <draw:g>
                  <svg:desc>datapoints.L20:datapoints.L60</svg:desc>
                </draw:g>
              </table:table-cell>
              <table:table-cell office:value-type="float" office:value="NaN">
                <text:p>NaN</text:p>
                <draw:g>
                  <svg:desc>datapoints.M20:datapoints.M60</svg:desc>
                </draw:g>
              </table:table-cell>
              <table:table-cell office:value-type="float" office:value="12049750">
                <text:p>12049750</text:p>
                <draw:g>
                  <svg:desc>datapoints.N20:datapoints.N60</svg:desc>
                </draw:g>
              </table:table-cell>
              <table:table-cell office:value-type="float" office:value="0">
                <text:p>0</text:p>
                <draw:g>
                  <svg:desc>datapoints.A20:datapoints.A150</svg:desc>
                </draw:g>
              </table:table-cell>
              <table:table-cell office:value-type="float" office:value="12049255">
                <text:p>12049255</text:p>
                <draw:g>
                  <svg:desc>datapoints.H20:datapoints.H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2049134">
                <text:p>12049134</text:p>
              </table:table-cell>
              <table:table-cell office:value-type="float" office:value="12049198">
                <text:p>12049198</text:p>
              </table:table-cell>
              <table:table-cell office:value-type="float" office:value="12049191">
                <text:p>12049191</text:p>
              </table:table-cell>
              <table:table-cell office:value-type="float" office:value="12049178">
                <text:p>12049178</text:p>
              </table:table-cell>
              <table:table-cell office:value-type="float" office:value="12050589">
                <text:p>12050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50559.6666667">
                <text:p>12050559.6666667</text:p>
              </table:table-cell>
              <table:table-cell office:value-type="float" office:value="30">
                <text:p>30</text:p>
              </table:table-cell>
              <table:table-cell office:value-type="float" office:value="12049512">
                <text:p>12049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2049237">
                <text:p>12049237</text:p>
              </table:table-cell>
              <table:table-cell office:value-type="float" office:value="12049377">
                <text:p>12049377</text:p>
              </table:table-cell>
              <table:table-cell office:value-type="float" office:value="12049347">
                <text:p>12049347</text:p>
              </table:table-cell>
              <table:table-cell office:value-type="float" office:value="12049320">
                <text:p>12049320</text:p>
              </table:table-cell>
              <table:table-cell office:value-type="float" office:value="12051387">
                <text:p>1205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51369.3333333">
                <text:p>12051369.3333333</text:p>
              </table:table-cell>
              <table:table-cell office:value-type="float" office:value="60">
                <text:p>60</text:p>
              </table:table-cell>
              <table:table-cell office:value-type="float" office:value="12049727">
                <text:p>12049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12049352">
                <text:p>12049352</text:p>
              </table:table-cell>
              <table:table-cell office:value-type="float" office:value="12049576">
                <text:p>12049576</text:p>
              </table:table-cell>
              <table:table-cell office:value-type="float" office:value="12049522">
                <text:p>12049522</text:p>
              </table:table-cell>
              <table:table-cell office:value-type="float" office:value="12049472">
                <text:p>12049472</text:p>
              </table:table-cell>
              <table:table-cell office:value-type="float" office:value="12052207">
                <text:p>12052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52179">
                <text:p>12052179</text:p>
              </table:table-cell>
              <table:table-cell office:value-type="float" office:value="90">
                <text:p>90</text:p>
              </table:table-cell>
              <table:table-cell office:value-type="float" office:value="12049978">
                <text:p>120499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12049478">
                <text:p>12049478</text:p>
              </table:table-cell>
              <table:table-cell office:value-type="float" office:value="12049781">
                <text:p>12049781</text:p>
              </table:table-cell>
              <table:table-cell office:value-type="float" office:value="12049707">
                <text:p>12049707</text:p>
              </table:table-cell>
              <table:table-cell office:value-type="float" office:value="12049642">
                <text:p>12049642</text:p>
              </table:table-cell>
              <table:table-cell office:value-type="float" office:value="12052714">
                <text:p>12052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12050244">
                <text:p>12050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12049615">
                <text:p>12049615</text:p>
              </table:table-cell>
              <table:table-cell office:value-type="float" office:value="12049985">
                <text:p>12049985</text:p>
              </table:table-cell>
              <table:table-cell office:value-type="float" office:value="12049896">
                <text:p>12049896</text:p>
              </table:table-cell>
              <table:table-cell office:value-type="float" office:value="12049816">
                <text:p>12049816</text:p>
              </table:table-cell>
              <table:table-cell office:value-type="float" office:value="12052989">
                <text:p>1205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52994">
                <text:p>12052994</text:p>
              </table:table-cell>
              <table:table-cell office:value-type="float" office:value="150">
                <text:p>150</text:p>
              </table:table-cell>
              <table:table-cell office:value-type="float" office:value="12050510">
                <text:p>120505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12049759">
                <text:p>12049759</text:p>
              </table:table-cell>
              <table:table-cell office:value-type="float" office:value="12050206">
                <text:p>12050206</text:p>
              </table:table-cell>
              <table:table-cell office:value-type="float" office:value="12050100">
                <text:p>12050100</text:p>
              </table:table-cell>
              <table:table-cell office:value-type="float" office:value="12050001">
                <text:p>12050001</text:p>
              </table:table-cell>
              <table:table-cell office:value-type="float" office:value="12053299">
                <text:p>12053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53292.8">
                <text:p>12053292.8</text:p>
              </table:table-cell>
              <table:table-cell office:value-type="float" office:value="180">
                <text:p>180</text:p>
              </table:table-cell>
              <table:table-cell office:value-type="float" office:value="12050823">
                <text:p>120508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">
                <text:p>210</text:p>
              </table:table-cell>
              <table:table-cell office:value-type="float" office:value="12049907">
                <text:p>12049907</text:p>
              </table:table-cell>
              <table:table-cell office:value-type="float" office:value="12050404">
                <text:p>12050404</text:p>
              </table:table-cell>
              <table:table-cell office:value-type="float" office:value="12050275">
                <text:p>12050275</text:p>
              </table:table-cell>
              <table:table-cell office:value-type="float" office:value="12050197">
                <text:p>12050197</text:p>
              </table:table-cell>
              <table:table-cell office:value-type="float" office:value="12053605">
                <text:p>12053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53591.6">
                <text:p>12053591.6</text:p>
              </table:table-cell>
              <table:table-cell office:value-type="float" office:value="210">
                <text:p>210</text:p>
              </table:table-cell>
              <table:table-cell office:value-type="float" office:value="12051139">
                <text:p>12051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12050071">
                <text:p>12050071</text:p>
              </table:table-cell>
              <table:table-cell office:value-type="float" office:value="12050640">
                <text:p>12050640</text:p>
              </table:table-cell>
              <table:table-cell office:value-type="float" office:value="12050486">
                <text:p>12050486</text:p>
              </table:table-cell>
              <table:table-cell office:value-type="float" office:value="12050369">
                <text:p>12050369</text:p>
              </table:table-cell>
              <table:table-cell office:value-type="float" office:value="12053902">
                <text:p>1205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53890.4">
                <text:p>12053890.4</text:p>
              </table:table-cell>
              <table:table-cell office:value-type="float" office:value="240">
                <text:p>240</text:p>
              </table:table-cell>
              <table:table-cell office:value-type="float" office:value="12051430">
                <text:p>120514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2050225">
                <text:p>12050225</text:p>
              </table:table-cell>
              <table:table-cell office:value-type="float" office:value="12050869">
                <text:p>12050869</text:p>
              </table:table-cell>
              <table:table-cell office:value-type="float" office:value="12050697">
                <text:p>12050697</text:p>
              </table:table-cell>
              <table:table-cell office:value-type="float" office:value="12050584">
                <text:p>12050584</text:p>
              </table:table-cell>
              <table:table-cell office:value-type="float" office:value="12054208">
                <text:p>12054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54189.2">
                <text:p>12054189.2</text:p>
              </table:table-cell>
              <table:table-cell office:value-type="float" office:value="270">
                <text:p>270</text:p>
              </table:table-cell>
              <table:table-cell office:value-type="float" office:value="12051737">
                <text:p>120517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12050375">
                <text:p>12050375</text:p>
              </table:table-cell>
              <table:table-cell office:value-type="float" office:value="12051100">
                <text:p>12051100</text:p>
              </table:table-cell>
              <table:table-cell office:value-type="float" office:value="12050914">
                <text:p>12050914</text:p>
              </table:table-cell>
              <table:table-cell office:value-type="float" office:value="12050798">
                <text:p>12050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54488">
                <text:p>12054488</text:p>
              </table:table-cell>
              <table:table-cell office:value-type="float" office:value="300">
                <text:p>300</text:p>
              </table:table-cell>
              <table:table-cell office:value-type="float" office:value="12052085">
                <text:p>120520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0">
                <text:p>330</text:p>
              </table:table-cell>
              <table:table-cell office:value-type="float" office:value="12050559">
                <text:p>12050559</text:p>
              </table:table-cell>
              <table:table-cell office:value-type="float" office:value="12051340">
                <text:p>12051340</text:p>
              </table:table-cell>
              <table:table-cell office:value-type="float" office:value="12051131">
                <text:p>12051131</text:p>
              </table:table-cell>
              <table:table-cell office:value-type="float" office:value="12051009">
                <text:p>1205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54786.8">
                <text:p>12054786.8</text:p>
              </table:table-cell>
              <table:table-cell office:value-type="float" office:value="330">
                <text:p>330</text:p>
              </table:table-cell>
              <table:table-cell office:value-type="float" office:value="12052411">
                <text:p>120524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">
                <text:p>360</text:p>
              </table:table-cell>
              <table:table-cell office:value-type="float" office:value="12050739">
                <text:p>12050739</text:p>
              </table:table-cell>
              <table:table-cell office:value-type="float" office:value="12051590">
                <text:p>12051590</text:p>
              </table:table-cell>
              <table:table-cell office:value-type="float" office:value="12051363">
                <text:p>12051363</text:p>
              </table:table-cell>
              <table:table-cell office:value-type="float" office:value="12051221">
                <text:p>1205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55085.6">
                <text:p>12055085.6</text:p>
              </table:table-cell>
              <table:table-cell office:value-type="float" office:value="360">
                <text:p>360</text:p>
              </table:table-cell>
              <table:table-cell office:value-type="float" office:value="12052729">
                <text:p>120527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0">
                <text:p>390</text:p>
              </table:table-cell>
              <table:table-cell office:value-type="float" office:value="12050922">
                <text:p>12050922</text:p>
              </table:table-cell>
              <table:table-cell office:value-type="float" office:value="12051851">
                <text:p>12051851</text:p>
              </table:table-cell>
              <table:table-cell office:value-type="float" office:value="12051590">
                <text:p>12051590</text:p>
              </table:table-cell>
              <table:table-cell office:value-type="float" office:value="12051444">
                <text:p>1205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">
                <text:p>390</text:p>
              </table:table-cell>
              <table:table-cell office:value-type="float" office:value="12053030">
                <text:p>120530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">
                <text:p>420</text:p>
              </table:table-cell>
              <table:table-cell office:value-type="float" office:value="12051102">
                <text:p>12051102</text:p>
              </table:table-cell>
              <table:table-cell office:value-type="float" office:value="12052113">
                <text:p>12052113</text:p>
              </table:table-cell>
              <table:table-cell office:value-type="float" office:value="12051829">
                <text:p>12051829</text:p>
              </table:table-cell>
              <table:table-cell office:value-type="float" office:value="12051674">
                <text:p>1205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  <table:table-cell office:value-type="float" office:value="12053340">
                <text:p>120533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0">
                <text:p>450</text:p>
              </table:table-cell>
              <table:table-cell office:value-type="float" office:value="12051293">
                <text:p>12051293</text:p>
              </table:table-cell>
              <table:table-cell office:value-type="float" office:value="12052362">
                <text:p>12052362</text:p>
              </table:table-cell>
              <table:table-cell office:value-type="float" office:value="12052075">
                <text:p>12052075</text:p>
              </table:table-cell>
              <table:table-cell office:value-type="float" office:value="12051914">
                <text:p>1205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">
                <text:p>450</text:p>
              </table:table-cell>
              <table:table-cell office:value-type="float" office:value="12053635">
                <text:p>120536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0">
                <text:p>480</text:p>
              </table:table-cell>
              <table:table-cell office:value-type="float" office:value="12051488">
                <text:p>12051488</text:p>
              </table:table-cell>
              <table:table-cell office:value-type="float" office:value="12052605">
                <text:p>12052605</text:p>
              </table:table-cell>
              <table:table-cell office:value-type="float" office:value="12052317">
                <text:p>12052317</text:p>
              </table:table-cell>
              <table:table-cell office:value-type="float" office:value="12052159">
                <text:p>12052159</text:p>
              </table:table-cell>
              <table:table-cell office:value-type="float" office:value="NaN">
                <text:p>NaN</text:p>
              </table:table-cell>
              <table:table-cell office:value-type="float" office:value="12051350">
                <text:p>12051350</text:p>
              </table:table-cell>
              <table:table-cell office:value-type="float" office:value="12052461.3333333">
                <text:p>12052461.3333333</text:p>
              </table:table-cell>
              <table:table-cell office:value-type="float" office:value="12052229.3333333">
                <text:p>12052229.3333333</text:p>
              </table:table-cell>
              <table:table-cell office:value-type="float" office:value="12052039.3333333">
                <text:p>12052039.3333333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  <table:table-cell office:value-type="float" office:value="12053931">
                <text:p>120539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0">
                <text:p>510</text:p>
              </table:table-cell>
              <table:table-cell office:value-type="float" office:value="12051685">
                <text:p>12051685</text:p>
              </table:table-cell>
              <table:table-cell office:value-type="float" office:value="12052867">
                <text:p>12052867</text:p>
              </table:table-cell>
              <table:table-cell office:value-type="float" office:value="12052546">
                <text:p>12052546</text:p>
              </table:table-cell>
              <table:table-cell office:value-type="float" office:value="12052386">
                <text:p>12052386</text:p>
              </table:table-cell>
              <table:table-cell office:value-type="float" office:value="NaN">
                <text:p>NaN</text:p>
              </table:table-cell>
              <table:table-cell office:value-type="float" office:value="12051575">
                <text:p>12051575</text:p>
              </table:table-cell>
              <table:table-cell office:value-type="float" office:value="12052752.6666667">
                <text:p>12052752.6666667</text:p>
              </table:table-cell>
              <table:table-cell office:value-type="float" office:value="12052493.6666667">
                <text:p>12052493.6666667</text:p>
              </table:table-cell>
              <table:table-cell office:value-type="float" office:value="12052301.1666667">
                <text:p>12052301.1666667</text:p>
              </table:table-cell>
              <table:table-cell office:value-type="float" office:value="NaN">
                <text:p>NaN</text:p>
              </table:table-cell>
              <table:table-cell office:value-type="float" office:value="510">
                <text:p>510</text:p>
              </table:table-cell>
              <table:table-cell office:value-type="float" office:value="12054238">
                <text:p>120542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0">
                <text:p>540</text:p>
              </table:table-cell>
              <table:table-cell office:value-type="float" office:value="12051894">
                <text:p>12051894</text:p>
              </table:table-cell>
              <table:table-cell office:value-type="float" office:value="12053145">
                <text:p>12053145</text:p>
              </table:table-cell>
              <table:table-cell office:value-type="float" office:value="12052792">
                <text:p>12052792</text:p>
              </table:table-cell>
              <table:table-cell office:value-type="float" office:value="12052614">
                <text:p>12052614</text:p>
              </table:table-cell>
              <table:table-cell office:value-type="float" office:value="NaN">
                <text:p>NaN</text:p>
              </table:table-cell>
              <table:table-cell office:value-type="float" office:value="12051800">
                <text:p>12051800</text:p>
              </table:table-cell>
              <table:table-cell office:value-type="float" office:value="12053044">
                <text:p>12053044</text:p>
              </table:table-cell>
              <table:table-cell office:value-type="float" office:value="12052758">
                <text:p>12052758</text:p>
              </table:table-cell>
              <table:table-cell office:value-type="float" office:value="12052563">
                <text:p>12052563</text:p>
              </table:table-cell>
              <table:table-cell office:value-type="float" office:value="NaN">
                <text:p>NaN</text:p>
              </table:table-cell>
              <table:table-cell office:value-type="float" office:value="540">
                <text:p>540</text:p>
              </table:table-cell>
              <table:table-cell office:value-type="float" office:value="12054531">
                <text:p>12054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0">
                <text:p>570</text:p>
              </table:table-cell>
              <table:table-cell office:value-type="float" office:value="12052106">
                <text:p>12052106</text:p>
              </table:table-cell>
              <table:table-cell office:value-type="float" office:value="12053425">
                <text:p>12053425</text:p>
              </table:table-cell>
              <table:table-cell office:value-type="float" office:value="12053053">
                <text:p>12053053</text:p>
              </table:table-cell>
              <table:table-cell office:value-type="float" office:value="12052856">
                <text:p>12052856</text:p>
              </table:table-cell>
              <table:table-cell office:value-type="float" office:value="NaN">
                <text:p>NaN</text:p>
              </table:table-cell>
              <table:table-cell office:value-type="float" office:value="12052025">
                <text:p>12052025</text:p>
              </table:table-cell>
              <table:table-cell office:value-type="float" office:value="12053335.3333333">
                <text:p>12053335.3333333</text:p>
              </table:table-cell>
              <table:table-cell office:value-type="float" office:value="12053022.3333333">
                <text:p>12053022.3333333</text:p>
              </table:table-cell>
              <table:table-cell office:value-type="float" office:value="12052824.8333333">
                <text:p>12052824.8333333</text:p>
              </table:table-cell>
              <table:table-cell office:value-type="float" office:value="NaN">
                <text:p>NaN</text:p>
              </table:table-cell>
              <table:table-cell office:value-type="float" office:value="570">
                <text:p>570</text:p>
              </table:table-cell>
              <table:table-cell office:value-type="float" office:value="12054836">
                <text:p>120548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0">
                <text:p>600</text:p>
              </table:table-cell>
              <table:table-cell office:value-type="float" office:value="12052305">
                <text:p>12052305</text:p>
              </table:table-cell>
              <table:table-cell office:value-type="float" office:value="12053691">
                <text:p>12053691</text:p>
              </table:table-cell>
              <table:table-cell office:value-type="float" office:value="12053325">
                <text:p>12053325</text:p>
              </table:table-cell>
              <table:table-cell office:value-type="float" office:value="12053127">
                <text:p>12053127</text:p>
              </table:table-cell>
              <table:table-cell office:value-type="float" office:value="NaN">
                <text:p>NaN</text:p>
              </table:table-cell>
              <table:table-cell office:value-type="float" office:value="12052250">
                <text:p>12052250</text:p>
              </table:table-cell>
              <table:table-cell office:value-type="float" office:value="12053626.6666667">
                <text:p>12053626.6666667</text:p>
              </table:table-cell>
              <table:table-cell office:value-type="float" office:value="12053286.6666667">
                <text:p>12053286.6666667</text:p>
              </table:table-cell>
              <table:table-cell office:value-type="float" office:value="12053086.6666667">
                <text:p>12053086.6666667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12055115">
                <text:p>12055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0">
                <text:p>630</text:p>
              </table:table-cell>
              <table:table-cell office:value-type="float" office:value="12052503">
                <text:p>12052503</text:p>
              </table:table-cell>
              <table:table-cell office:value-type="float" office:value="12053962">
                <text:p>12053962</text:p>
              </table:table-cell>
              <table:table-cell office:value-type="float" office:value="12053576">
                <text:p>12053576</text:p>
              </table:table-cell>
              <table:table-cell office:value-type="float" office:value="12053382">
                <text:p>12053382</text:p>
              </table:table-cell>
              <table:table-cell office:value-type="float" office:value="NaN">
                <text:p>NaN</text:p>
              </table:table-cell>
              <table:table-cell office:value-type="float" office:value="12052475">
                <text:p>12052475</text:p>
              </table:table-cell>
              <table:table-cell office:value-type="float" office:value="12053918">
                <text:p>12053918</text:p>
              </table:table-cell>
              <table:table-cell office:value-type="float" office:value="12053551">
                <text:p>12053551</text:p>
              </table:table-cell>
              <table:table-cell office:value-type="float" office:value="12053348.5">
                <text:p>12053348.5</text:p>
              </table:table-cell>
              <table:table-cell office:value-type="float" office:value="NaN">
                <text:p>NaN</text:p>
              </table:table-cell>
              <table:table-cell office:value-type="float" office:value="630">
                <text:p>630</text:p>
              </table:table-cell>
              <table:table-cell office:value-type="float" office:value="12055406">
                <text:p>120554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0">
                <text:p>660</text:p>
              </table:table-cell>
              <table:table-cell office:value-type="float" office:value="12052713">
                <text:p>12052713</text:p>
              </table:table-cell>
              <table:table-cell office:value-type="float" office:value="12054240">
                <text:p>12054240</text:p>
              </table:table-cell>
              <table:table-cell office:value-type="float" office:value="12053823">
                <text:p>12053823</text:p>
              </table:table-cell>
              <table:table-cell office:value-type="float" office:value="12053632">
                <text:p>12053632</text:p>
              </table:table-cell>
              <table:table-cell office:value-type="float" office:value="NaN">
                <text:p>NaN</text:p>
              </table:table-cell>
              <table:table-cell office:value-type="float" office:value="12052700">
                <text:p>12052700</text:p>
              </table:table-cell>
              <table:table-cell office:value-type="float" office:value="12054209.3333333">
                <text:p>12054209.3333333</text:p>
              </table:table-cell>
              <table:table-cell office:value-type="float" office:value="12053815.3333333">
                <text:p>12053815.3333333</text:p>
              </table:table-cell>
              <table:table-cell office:value-type="float" office:value="12053610.3333333">
                <text:p>12053610.3333333</text:p>
              </table:table-cell>
              <table:table-cell office:value-type="float" office:value="NaN">
                <text:p>NaN</text:p>
              </table:table-cell>
              <table:table-cell office:value-type="float" office:value="660">
                <text:p>660</text:p>
              </table:table-cell>
              <table:table-cell office:value-type="float" office:value="12055704">
                <text:p>120557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0">
                <text:p>690</text:p>
              </table:table-cell>
              <table:table-cell office:value-type="float" office:value="12052929">
                <text:p>12052929</text:p>
              </table:table-cell>
              <table:table-cell office:value-type="float" office:value="12054516">
                <text:p>12054516</text:p>
              </table:table-cell>
              <table:table-cell office:value-type="float" office:value="12054086">
                <text:p>12054086</text:p>
              </table:table-cell>
              <table:table-cell office:value-type="float" office:value="12053886">
                <text:p>12053886</text:p>
              </table:table-cell>
              <table:table-cell office:value-type="float" office:value="NaN">
                <text:p>NaN</text:p>
              </table:table-cell>
              <table:table-cell office:value-type="float" office:value="12052925">
                <text:p>12052925</text:p>
              </table:table-cell>
              <table:table-cell office:value-type="float" office:value="12054500.6666667">
                <text:p>12054500.6666667</text:p>
              </table:table-cell>
              <table:table-cell office:value-type="float" office:value="12054079.6666667">
                <text:p>12054079.6666667</text:p>
              </table:table-cell>
              <table:table-cell office:value-type="float" office:value="12053872.1666667">
                <text:p>12053872.1666667</text:p>
              </table:table-cell>
              <table:table-cell office:value-type="float" office:value="NaN">
                <text:p>NaN</text:p>
              </table:table-cell>
              <table:table-cell office:value-type="float" office:value="690">
                <text:p>690</text:p>
              </table:table-cell>
              <table:table-cell office:value-type="float" office:value="12056015">
                <text:p>12056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0">
                <text:p>720</text:p>
              </table:table-cell>
              <table:table-cell office:value-type="float" office:value="12053157">
                <text:p>12053157</text:p>
              </table:table-cell>
              <table:table-cell office:value-type="float" office:value="12054810">
                <text:p>12054810</text:p>
              </table:table-cell>
              <table:table-cell office:value-type="float" office:value="12054353">
                <text:p>12054353</text:p>
              </table:table-cell>
              <table:table-cell office:value-type="float" office:value="12054143">
                <text:p>12054143</text:p>
              </table:table-cell>
              <table:table-cell office:value-type="float" office:value="NaN">
                <text:p>NaN</text:p>
              </table:table-cell>
              <table:table-cell office:value-type="float" office:value="12053150">
                <text:p>12053150</text:p>
              </table:table-cell>
              <table:table-cell office:value-type="float" office:value="12054792">
                <text:p>12054792</text:p>
              </table:table-cell>
              <table:table-cell office:value-type="float" office:value="12054344">
                <text:p>12054344</text:p>
              </table:table-cell>
              <table:table-cell office:value-type="float" office:value="12054134">
                <text:p>12054134</text:p>
              </table:table-cell>
              <table:table-cell office:value-type="float" office:value="NaN">
                <text:p>NaN</text:p>
              </table:table-cell>
              <table:table-cell office:value-type="float" office:value="720">
                <text:p>720</text:p>
              </table:table-cell>
              <table:table-cell office:value-type="float" office:value="12056363">
                <text:p>120563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0">
                <text:p>750</text:p>
              </table:table-cell>
              <table:table-cell office:value-type="float" office:value="12053382">
                <text:p>12053382</text:p>
              </table:table-cell>
              <table:table-cell office:value-type="float" office:value="12055075">
                <text:p>12055075</text:p>
              </table:table-cell>
              <table:table-cell office:value-type="float" office:value="12054613">
                <text:p>12054613</text:p>
              </table:table-cell>
              <table:table-cell office:value-type="float" office:value="12054407">
                <text:p>12054407</text:p>
              </table:table-cell>
              <table:table-cell office:value-type="float" office:value="NaN">
                <text:p>NaN</text:p>
              </table:table-cell>
              <table:table-cell office:value-type="float" office:value="12053375">
                <text:p>12053375</text:p>
              </table:table-cell>
              <table:table-cell office:value-type="float" office:value="12055083.3333333">
                <text:p>12055083.3333333</text:p>
              </table:table-cell>
              <table:table-cell office:value-type="float" office:value="12054608.3333333">
                <text:p>12054608.3333333</text:p>
              </table:table-cell>
              <table:table-cell office:value-type="float" office:value="12054395.8333333">
                <text:p>12054395.8333333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  <table:table-cell office:value-type="float" office:value="12056712">
                <text:p>120567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0">
                <text:p>780</text:p>
              </table:table-cell>
              <table:table-cell office:value-type="float" office:value="12053600">
                <text:p>12053600</text:p>
              </table:table-cell>
              <table:table-cell office:value-type="float" office:value="12055362">
                <text:p>12055362</text:p>
              </table:table-cell>
              <table:table-cell office:value-type="float" office:value="12054884">
                <text:p>12054884</text:p>
              </table:table-cell>
              <table:table-cell office:value-type="float" office:value="12054680">
                <text:p>12054680</text:p>
              </table:table-cell>
              <table:table-cell office:value-type="float" office:value="NaN">
                <text:p>NaN</text:p>
              </table:table-cell>
              <table:table-cell office:value-type="float" office:value="12053600">
                <text:p>12053600</text:p>
              </table:table-cell>
              <table:table-cell office:value-type="float" office:value="12055374.6666667">
                <text:p>12055374.6666667</text:p>
              </table:table-cell>
              <table:table-cell office:value-type="float" office:value="12054872.6666667">
                <text:p>12054872.6666667</text:p>
              </table:table-cell>
              <table:table-cell office:value-type="float" office:value="12054657.6666667">
                <text:p>12054657.6666667</text:p>
              </table:table-cell>
              <table:table-cell office:value-type="float" office:value="NaN">
                <text:p>NaN</text:p>
              </table:table-cell>
              <table:table-cell office:value-type="float" office:value="780">
                <text:p>780</text:p>
              </table:table-cell>
              <table:table-cell office:value-type="float" office:value="12057061">
                <text:p>120570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0">
                <text:p>810</text:p>
              </table:table-cell>
              <table:table-cell office:value-type="float" office:value="12053819">
                <text:p>12053819</text:p>
              </table:table-cell>
              <table:table-cell office:value-type="float" office:value="12055653">
                <text:p>12055653</text:p>
              </table:table-cell>
              <table:table-cell office:value-type="float" office:value="12055135">
                <text:p>12055135</text:p>
              </table:table-cell>
              <table:table-cell office:value-type="float" office:value="12054937">
                <text:p>12054937</text:p>
              </table:table-cell>
              <table:table-cell office:value-type="float" office:value="NaN">
                <text:p>NaN</text:p>
              </table:table-cell>
              <table:table-cell office:value-type="float" office:value="12053825">
                <text:p>12053825</text:p>
              </table:table-cell>
              <table:table-cell office:value-type="float" office:value="12055666">
                <text:p>12055666</text:p>
              </table:table-cell>
              <table:table-cell office:value-type="float" office:value="12055137">
                <text:p>12055137</text:p>
              </table:table-cell>
              <table:table-cell office:value-type="float" office:value="12054919.5">
                <text:p>12054919.5</text:p>
              </table:table-cell>
              <table:table-cell office:value-type="float" office:value="NaN">
                <text:p>NaN</text:p>
              </table:table-cell>
              <table:table-cell office:value-type="float" office:value="810">
                <text:p>810</text:p>
              </table:table-cell>
              <table:table-cell office:value-type="float" office:value="12057434">
                <text:p>120574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0">
                <text:p>840</text:p>
              </table:table-cell>
              <table:table-cell office:value-type="float" office:value="12054043">
                <text:p>12054043</text:p>
              </table:table-cell>
              <table:table-cell office:value-type="float" office:value="12055952">
                <text:p>12055952</text:p>
              </table:table-cell>
              <table:table-cell office:value-type="float" office:value="12055397">
                <text:p>12055397</text:p>
              </table:table-cell>
              <table:table-cell office:value-type="float" office:value="12055187">
                <text:p>12055187</text:p>
              </table:table-cell>
              <table:table-cell office:value-type="float" office:value="NaN">
                <text:p>NaN</text:p>
              </table:table-cell>
              <table:table-cell office:value-type="float" office:value="12054050">
                <text:p>12054050</text:p>
              </table:table-cell>
              <table:table-cell office:value-type="float" office:value="12055957.3333333">
                <text:p>12055957.3333333</text:p>
              </table:table-cell>
              <table:table-cell office:value-type="float" office:value="12055401.3333333">
                <text:p>12055401.3333333</text:p>
              </table:table-cell>
              <table:table-cell office:value-type="float" office:value="12055181.3333333">
                <text:p>12055181.3333333</text:p>
              </table:table-cell>
              <table:table-cell office:value-type="float" office:value="NaN">
                <text:p>NaN</text:p>
              </table:table-cell>
              <table:table-cell office:value-type="float" office:value="840">
                <text:p>840</text:p>
              </table:table-cell>
              <table:table-cell office:value-type="float" office:value="12057789">
                <text:p>120577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0">
                <text:p>870</text:p>
              </table:table-cell>
              <table:table-cell office:value-type="float" office:value="12054279">
                <text:p>12054279</text:p>
              </table:table-cell>
              <table:table-cell office:value-type="float" office:value="12056264">
                <text:p>12056264</text:p>
              </table:table-cell>
              <table:table-cell office:value-type="float" office:value="12055672">
                <text:p>12055672</text:p>
              </table:table-cell>
              <table:table-cell office:value-type="float" office:value="12055457">
                <text:p>12055457</text:p>
              </table:table-cell>
              <table:table-cell office:value-type="float" office:value="NaN">
                <text:p>NaN</text:p>
              </table:table-cell>
              <table:table-cell office:value-type="float" office:value="12054275">
                <text:p>12054275</text:p>
              </table:table-cell>
              <table:table-cell office:value-type="float" office:value="12056248.6666667">
                <text:p>12056248.6666667</text:p>
              </table:table-cell>
              <table:table-cell office:value-type="float" office:value="12055665.6666667">
                <text:p>12055665.6666667</text:p>
              </table:table-cell>
              <table:table-cell office:value-type="float" office:value="12055443.1666667">
                <text:p>12055443.1666667</text:p>
              </table:table-cell>
              <table:table-cell office:value-type="float" office:value="NaN">
                <text:p>NaN</text:p>
              </table:table-cell>
              <table:table-cell office:value-type="float" office:value="870">
                <text:p>870</text:p>
              </table:table-cell>
              <table:table-cell office:value-type="float" office:value="12058181">
                <text:p>120581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0">
                <text:p>900</text:p>
              </table:table-cell>
              <table:table-cell office:value-type="float" office:value="12054504">
                <text:p>1205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54500">
                <text:p>12054500</text:p>
              </table:table-cell>
              <table:table-cell office:value-type="float" office:value="12056540">
                <text:p>12056540</text:p>
              </table:table-cell>
              <table:table-cell office:value-type="float" office:value="12055930">
                <text:p>12055930</text:p>
              </table:table-cell>
              <table:table-cell office:value-type="float" office:value="12055705">
                <text:p>12055705</text:p>
              </table:table-cell>
              <table:table-cell office:value-type="float" office:value="NaN">
                <text:p>NaN</text:p>
              </table:table-cell>
              <table:table-cell office:value-type="float" office:value="900">
                <text:p>900</text:p>
              </table:table-cell>
              <table:table-cell office:value-type="float" office:value="12058559">
                <text:p>120585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0">
                <text:p>930</text:p>
              </table:table-cell>
              <table:table-cell office:value-type="float" office:value="12054743">
                <text:p>12054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54725">
                <text:p>12054725</text:p>
              </table:table-cell>
              <table:table-cell office:value-type="float" office:value="12056831.3333333">
                <text:p>12056831.3333333</text:p>
              </table:table-cell>
              <table:table-cell office:value-type="float" office:value="12056194.3333333">
                <text:p>12056194.3333333</text:p>
              </table:table-cell>
              <table:table-cell office:value-type="float" office:value="12055966.8333333">
                <text:p>12055966.8333333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12058918">
                <text:p>120589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0">
                <text:p>960</text:p>
              </table:table-cell>
              <table:table-cell office:value-type="float" office:value="12054972">
                <text:p>12054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54950">
                <text:p>12054950</text:p>
              </table:table-cell>
              <table:table-cell office:value-type="float" office:value="12057122.6666667">
                <text:p>12057122.6666667</text:p>
              </table:table-cell>
              <table:table-cell office:value-type="float" office:value="12056458.6666667">
                <text:p>12056458.6666667</text:p>
              </table:table-cell>
              <table:table-cell office:value-type="float" office:value="12056228.6666667">
                <text:p>12056228.6666667</text:p>
              </table:table-cell>
              <table:table-cell office:value-type="float" office:value="NaN">
                <text:p>NaN</text:p>
              </table:table-cell>
              <table:table-cell office:value-type="float" office:value="960">
                <text:p>960</text:p>
              </table:table-cell>
              <table:table-cell office:value-type="float" office:value="12059286">
                <text:p>120592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0">
                <text:p>990</text:p>
              </table:table-cell>
              <table:table-cell office:value-type="float" office:value="12055192">
                <text:p>12055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55175">
                <text:p>12055175</text:p>
              </table:table-cell>
              <table:table-cell office:value-type="float" office:value="12057414">
                <text:p>12057414</text:p>
              </table:table-cell>
              <table:table-cell office:value-type="float" office:value="12056723">
                <text:p>12056723</text:p>
              </table:table-cell>
              <table:table-cell office:value-type="float" office:value="12056490.5">
                <text:p>12056490.5</text:p>
              </table:table-cell>
              <table:table-cell office:value-type="float" office:value="NaN">
                <text:p>NaN</text:p>
              </table:table-cell>
              <table:table-cell office:value-type="float" office:value="990">
                <text:p>990</text:p>
              </table:table-cell>
              <table:table-cell office:value-type="float" office:value="12059583">
                <text:p>120595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0">
                <text:p>1020</text:p>
              </table:table-cell>
              <table:table-cell office:value-type="float" office:value="12055432">
                <text:p>12055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0">
                <text:p>1020</text:p>
              </table:table-cell>
              <table:table-cell office:value-type="float" office:value="12059881">
                <text:p>120598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0">
                <text:p>1050</text:p>
              </table:table-cell>
              <table:table-cell office:value-type="float" office:value="12055676">
                <text:p>12055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0">
                <text:p>1050</text:p>
              </table:table-cell>
              <table:table-cell office:value-type="float" office:value="12060193">
                <text:p>120601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0">
                <text:p>1080</text:p>
              </table:table-cell>
              <table:table-cell office:value-type="float" office:value="12055913">
                <text:p>12055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">
                <text:p>1080</text:p>
              </table:table-cell>
              <table:table-cell office:value-type="float" office:value="12060516">
                <text:p>120605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0">
                <text:p>1110</text:p>
              </table:table-cell>
              <table:table-cell office:value-type="float" office:value="12056177">
                <text:p>12056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">
                <text:p>1110</text:p>
              </table:table-cell>
              <table:table-cell office:value-type="float" office:value="12060769">
                <text:p>120607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0">
                <text:p>1140</text:p>
              </table:table-cell>
              <table:table-cell office:value-type="float" office:value="12056423">
                <text:p>12056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0">
                <text:p>1140</text:p>
              </table:table-cell>
              <table:table-cell office:value-type="float" office:value="12061044">
                <text:p>120610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0">
                <text:p>1170</text:p>
              </table:table-cell>
              <table:table-cell office:value-type="float" office:value="12056690">
                <text:p>12056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0">
                <text:p>1170</text:p>
              </table:table-cell>
              <table:table-cell office:value-type="float" office:value="12061329">
                <text:p>120613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0">
                <text:p>1200</text:p>
              </table:table-cell>
              <table:table-cell office:value-type="float" office:value="12056943">
                <text:p>12056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12061622">
                <text:p>120616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0">
                <text:p>1230</text:p>
              </table:table-cell>
              <table:table-cell office:value-type="float" office:value="12061915">
                <text:p>12061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">
                <text:p>1260</text:p>
              </table:table-cell>
              <table:table-cell office:value-type="float" office:value="12062216">
                <text:p>12062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0">
                <text:p>1290</text:p>
              </table:table-cell>
              <table:table-cell office:value-type="float" office:value="12062521">
                <text:p>12062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0">
                <text:p>1320</text:p>
              </table:table-cell>
              <table:table-cell office:value-type="float" office:value="12062844">
                <text:p>12062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0">
                <text:p>1350</text:p>
              </table:table-cell>
              <table:table-cell office:value-type="float" office:value="12063165">
                <text:p>120631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0">
                <text:p>1380</text:p>
              </table:table-cell>
              <table:table-cell office:value-type="float" office:value="12063472">
                <text:p>120634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0">
                <text:p>1410</text:p>
              </table:table-cell>
              <table:table-cell office:value-type="float" office:value="12063780">
                <text:p>120637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">
                <text:p>1440</text:p>
              </table:table-cell>
              <table:table-cell office:value-type="float" office:value="12064094">
                <text:p>12064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0">
                <text:p>1470</text:p>
              </table:table-cell>
              <table:table-cell office:value-type="float" office:value="12064403">
                <text:p>120644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12064709">
                <text:p>12064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0">
                <text:p>1530</text:p>
              </table:table-cell>
              <table:table-cell office:value-type="float" office:value="12065018">
                <text:p>120650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0">
                <text:p>1560</text:p>
              </table:table-cell>
              <table:table-cell office:value-type="float" office:value="12065328">
                <text:p>12065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0">
                <text:p>1590</text:p>
              </table:table-cell>
              <table:table-cell office:value-type="float" office:value="12065647">
                <text:p>12065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0">
                <text:p>1620</text:p>
              </table:table-cell>
              <table:table-cell office:value-type="float" office:value="12065988">
                <text:p>120659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0">
                <text:p>1650</text:p>
              </table:table-cell>
              <table:table-cell office:value-type="float" office:value="12066306">
                <text:p>12066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0">
                <text:p>1680</text:p>
              </table:table-cell>
              <table:table-cell office:value-type="float" office:value="12066403">
                <text:p>120664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0">
                <text:p>1710</text:p>
              </table:table-cell>
              <table:table-cell office:value-type="float" office:value="12066613">
                <text:p>120666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0">
                <text:p>1740</text:p>
              </table:table-cell>
              <table:table-cell office:value-type="float" office:value="12066893">
                <text:p>120668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0">
                <text:p>1770</text:p>
              </table:table-cell>
              <table:table-cell office:value-type="float" office:value="12067216">
                <text:p>12067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">
                <text:p>1800</text:p>
              </table:table-cell>
              <table:table-cell office:value-type="float" office:value="12067517">
                <text:p>12067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0">
                <text:p>1830</text:p>
              </table:table-cell>
              <table:table-cell office:value-type="float" office:value="12067807">
                <text:p>120678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0">
                <text:p>1860</text:p>
              </table:table-cell>
              <table:table-cell office:value-type="float" office:value="12068098">
                <text:p>12068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0">
                <text:p>1890</text:p>
              </table:table-cell>
              <table:table-cell office:value-type="float" office:value="12068420">
                <text:p>120684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0">
                <text:p>1920</text:p>
              </table:table-cell>
              <table:table-cell office:value-type="float" office:value="12068747">
                <text:p>12068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0">
                <text:p>1950</text:p>
              </table:table-cell>
              <table:table-cell office:value-type="float" office:value="12069077">
                <text:p>12069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12069376">
                <text:p>12069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0">
                <text:p>2010</text:p>
              </table:table-cell>
              <table:table-cell office:value-type="float" office:value="12069698">
                <text:p>12069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0">
                <text:p>2040</text:p>
              </table:table-cell>
              <table:table-cell office:value-type="float" office:value="12070008">
                <text:p>12070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0">
                <text:p>2070</text:p>
              </table:table-cell>
              <table:table-cell office:value-type="float" office:value="12070334">
                <text:p>120703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0">
                <text:p>2100</text:p>
              </table:table-cell>
              <table:table-cell office:value-type="float" office:value="12070645">
                <text:p>12070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0">
                <text:p>2130</text:p>
              </table:table-cell>
              <table:table-cell office:value-type="float" office:value="12070994">
                <text:p>120709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">
                <text:p>2160</text:p>
              </table:table-cell>
              <table:table-cell office:value-type="float" office:value="12071324">
                <text:p>12071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0">
                <text:p>2190</text:p>
              </table:table-cell>
              <table:table-cell office:value-type="float" office:value="12071657">
                <text:p>120716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0">
                <text:p>2220</text:p>
              </table:table-cell>
              <table:table-cell office:value-type="float" office:value="12071995">
                <text:p>12071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0">
                <text:p>2250</text:p>
              </table:table-cell>
              <table:table-cell office:value-type="float" office:value="12072319">
                <text:p>12072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0">
                <text:p>2280</text:p>
              </table:table-cell>
              <table:table-cell office:value-type="float" office:value="12072640">
                <text:p>120726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0">
                <text:p>2310</text:p>
              </table:table-cell>
              <table:table-cell office:value-type="float" office:value="12072887">
                <text:p>12072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0">
                <text:p>2340</text:p>
              </table:table-cell>
              <table:table-cell office:value-type="float" office:value="12073190">
                <text:p>120731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0">
                <text:p>2370</text:p>
              </table:table-cell>
              <table:table-cell office:value-type="float" office:value="12073475">
                <text:p>120734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0">
                <text:p>2400</text:p>
              </table:table-cell>
              <table:table-cell office:value-type="float" office:value="12073759">
                <text:p>120737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0">
                <text:p>2430</text:p>
              </table:table-cell>
              <table:table-cell office:value-type="float" office:value="12074072">
                <text:p>12074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0">
                <text:p>2460</text:p>
              </table:table-cell>
              <table:table-cell office:value-type="float" office:value="12074399">
                <text:p>120743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0">
                <text:p>2490</text:p>
              </table:table-cell>
              <table:table-cell office:value-type="float" office:value="12074722">
                <text:p>120747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0">
                <text:p>2520</text:p>
              </table:table-cell>
              <table:table-cell office:value-type="float" office:value="12075039">
                <text:p>12075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0">
                <text:p>2550</text:p>
              </table:table-cell>
              <table:table-cell office:value-type="float" office:value="12075356">
                <text:p>120753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0">
                <text:p>2580</text:p>
              </table:table-cell>
              <table:table-cell office:value-type="float" office:value="12075677">
                <text:p>120756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0">
                <text:p>2610</text:p>
              </table:table-cell>
              <table:table-cell office:value-type="float" office:value="12076013">
                <text:p>12076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0">
                <text:p>2640</text:p>
              </table:table-cell>
              <table:table-cell office:value-type="float" office:value="12076356">
                <text:p>120763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0">
                <text:p>2670</text:p>
              </table:table-cell>
              <table:table-cell office:value-type="float" office:value="12076671">
                <text:p>120766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0">
                <text:p>2700</text:p>
              </table:table-cell>
              <table:table-cell office:value-type="float" office:value="12077008">
                <text:p>12077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0">
                <text:p>2730</text:p>
              </table:table-cell>
              <table:table-cell office:value-type="float" office:value="12077341">
                <text:p>120773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0">
                <text:p>2760</text:p>
              </table:table-cell>
              <table:table-cell office:value-type="float" office:value="12077662">
                <text:p>120776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0">
                <text:p>2790</text:p>
              </table:table-cell>
              <table:table-cell office:value-type="float" office:value="12077982">
                <text:p>12077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0">
                <text:p>2820</text:p>
              </table:table-cell>
              <table:table-cell office:value-type="float" office:value="12078282">
                <text:p>12078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0">
                <text:p>2850</text:p>
              </table:table-cell>
              <table:table-cell office:value-type="float" office:value="12078591">
                <text:p>120785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0">
                <text:p>2880</text:p>
              </table:table-cell>
              <table:table-cell office:value-type="float" office:value="12078900">
                <text:p>120789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0">
                <text:p>2910</text:p>
              </table:table-cell>
              <table:table-cell office:value-type="float" office:value="12079222">
                <text:p>12079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0">
                <text:p>2940</text:p>
              </table:table-cell>
              <table:table-cell office:value-type="float" office:value="12079511">
                <text:p>12079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0">
                <text:p>2970</text:p>
              </table:table-cell>
              <table:table-cell office:value-type="float" office:value="12079852">
                <text:p>12079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">
                <text:p>3000</text:p>
              </table:table-cell>
              <table:table-cell office:value-type="float" office:value="12080155">
                <text:p>12080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0">
                <text:p>3030</text:p>
              </table:table-cell>
              <table:table-cell office:value-type="float" office:value="12080453">
                <text:p>120804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0">
                <text:p>3060</text:p>
              </table:table-cell>
              <table:table-cell office:value-type="float" office:value="12080739">
                <text:p>12080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0">
                <text:p>3090</text:p>
              </table:table-cell>
              <table:table-cell office:value-type="float" office:value="12081058">
                <text:p>12081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0">
                <text:p>3120</text:p>
              </table:table-cell>
              <table:table-cell office:value-type="float" office:value="12081337">
                <text:p>120813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0">
                <text:p>3150</text:p>
              </table:table-cell>
              <table:table-cell office:value-type="float" office:value="12081644">
                <text:p>120816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0">
                <text:p>3180</text:p>
              </table:table-cell>
              <table:table-cell office:value-type="float" office:value="12081941">
                <text:p>120819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0">
                <text:p>3210</text:p>
              </table:table-cell>
              <table:table-cell office:value-type="float" office:value="12082264">
                <text:p>12082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0">
                <text:p>3240</text:p>
              </table:table-cell>
              <table:table-cell office:value-type="float" office:value="12082593">
                <text:p>120825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0">
                <text:p>3270</text:p>
              </table:table-cell>
              <table:table-cell office:value-type="float" office:value="12082906">
                <text:p>120829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0">
                <text:p>3300</text:p>
              </table:table-cell>
              <table:table-cell office:value-type="float" office:value="12083228">
                <text:p>120832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0">
                <text:p>3330</text:p>
              </table:table-cell>
              <table:table-cell office:value-type="float" office:value="12083548">
                <text:p>120835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0">
                <text:p>3360</text:p>
              </table:table-cell>
              <table:table-cell office:value-type="float" office:value="12083889">
                <text:p>12083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0">
                <text:p>3390</text:p>
              </table:table-cell>
              <table:table-cell office:value-type="float" office:value="12084219">
                <text:p>12084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0">
                <text:p>3420</text:p>
              </table:table-cell>
              <table:table-cell office:value-type="float" office:value="12084558">
                <text:p>120845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0">
                <text:p>3450</text:p>
              </table:table-cell>
              <table:table-cell office:value-type="float" office:value="12084906">
                <text:p>120849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0">
                <text:p>3480</text:p>
              </table:table-cell>
              <table:table-cell office:value-type="float" office:value="12085247">
                <text:p>12085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0">
                <text:p>3510</text:p>
              </table:table-cell>
              <table:table-cell office:value-type="float" office:value="12085592">
                <text:p>12085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0">
                <text:p>3540</text:p>
              </table:table-cell>
              <table:table-cell office:value-type="float" office:value="12085932">
                <text:p>12085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0">
                <text:p>3570</text:p>
              </table:table-cell>
              <table:table-cell office:value-type="float" office:value="12086277">
                <text:p>120862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0">
                <text:p>3600</text:p>
              </table:table-cell>
              <table:table-cell office:value-type="float" office:value="12086623">
                <text:p>12086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30">
                <text:p>3630</text:p>
              </table:table-cell>
              <table:table-cell office:value-type="float" office:value="12086952">
                <text:p>12086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0">
                <text:p>3660</text:p>
              </table:table-cell>
              <table:table-cell office:value-type="float" office:value="12087309">
                <text:p>12087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0">
                <text:p>3690</text:p>
              </table:table-cell>
              <table:table-cell office:value-type="float" office:value="12087646">
                <text:p>120876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0">
                <text:p>3720</text:p>
              </table:table-cell>
              <table:table-cell office:value-type="float" office:value="12087988">
                <text:p>120879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0">
                <text:p>3750</text:p>
              </table:table-cell>
              <table:table-cell office:value-type="float" office:value="12088320">
                <text:p>120883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80">
                <text:p>3780</text:p>
              </table:table-cell>
              <table:table-cell office:value-type="float" office:value="12088650">
                <text:p>1208865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0">
                <text:p>3810</text:p>
              </table:table-cell>
              <table:table-cell office:value-type="float" office:value="12088994">
                <text:p>120889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0">
                <text:p>3840</text:p>
              </table:table-cell>
              <table:table-cell office:value-type="float" office:value="12089340">
                <text:p>120893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0">
                <text:p>3870</text:p>
              </table:table-cell>
              <table:table-cell office:value-type="float" office:value="12089700">
                <text:p>120897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0">
                <text:p>3900</text:p>
              </table:table-cell>
              <table:table-cell office:value-type="float" office:value="12090041">
                <text:p>120900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